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0e2bcc" officeooo:paragraph-rsid="000e2bcc"/>
    </style:style>
    <style:style style:name="P2" style:family="paragraph" style:parent-style-name="Standard">
      <style:paragraph-properties fo:break-before="page"/>
      <style:text-properties officeooo:rsid="000e2bcc" officeooo:paragraph-rsid="000e2bcc"/>
    </style:style>
    <style:style style:name="P3" style:family="paragraph" style:parent-style-name="Standard">
      <style:text-properties officeooo:rsid="000e2bcc" officeooo:paragraph-rsid="0017e9ac"/>
    </style:style>
    <style:style style:name="P4" style:family="paragraph" style:parent-style-name="Standard">
      <style:text-properties officeooo:rsid="000e2bcc" officeooo:paragraph-rsid="00191616"/>
    </style:style>
    <style:style style:name="P5" style:family="paragraph" style:parent-style-name="Standard">
      <style:text-properties officeooo:rsid="000e2bcc" officeooo:paragraph-rsid="001a39fa"/>
    </style:style>
    <style:style style:name="P6" style:family="paragraph" style:parent-style-name="Standard">
      <style:text-properties officeooo:rsid="000ec251" officeooo:paragraph-rsid="000ec251"/>
    </style:style>
    <style:style style:name="P7" style:family="paragraph" style:parent-style-name="Standard">
      <style:text-properties officeooo:rsid="000ec251" officeooo:paragraph-rsid="001a39fa"/>
    </style:style>
    <style:style style:name="P8" style:family="paragraph" style:parent-style-name="Standard">
      <style:text-properties officeooo:rsid="000fc794" officeooo:paragraph-rsid="000fc794"/>
    </style:style>
    <style:style style:name="P9" style:family="paragraph" style:parent-style-name="Standard">
      <style:text-properties officeooo:rsid="000fc794" officeooo:paragraph-rsid="00123206"/>
    </style:style>
    <style:style style:name="P10" style:family="paragraph" style:parent-style-name="Standard">
      <style:text-properties officeooo:rsid="000fc794" officeooo:paragraph-rsid="00167521"/>
    </style:style>
    <style:style style:name="P11" style:family="paragraph" style:parent-style-name="Standard">
      <style:text-properties officeooo:rsid="000fc794" officeooo:paragraph-rsid="001758c7"/>
    </style:style>
    <style:style style:name="P12" style:family="paragraph" style:parent-style-name="Standard">
      <style:text-properties officeooo:rsid="000fc794" officeooo:paragraph-rsid="0017e9ac"/>
    </style:style>
    <style:style style:name="P13" style:family="paragraph" style:parent-style-name="Standard">
      <style:text-properties officeooo:rsid="000fc794" officeooo:paragraph-rsid="001a39fa"/>
    </style:style>
    <style:style style:name="P14" style:family="paragraph" style:parent-style-name="Standard">
      <style:text-properties officeooo:rsid="00105d3e" officeooo:paragraph-rsid="00105d3e"/>
    </style:style>
    <style:style style:name="P15" style:family="paragraph" style:parent-style-name="Standard">
      <style:paragraph-properties fo:break-before="page"/>
      <style:text-properties officeooo:rsid="00105d3e" officeooo:paragraph-rsid="00105d3e"/>
    </style:style>
    <style:style style:name="P16" style:family="paragraph" style:parent-style-name="Standard">
      <style:text-properties officeooo:rsid="00105d3e" officeooo:paragraph-rsid="0017e9ac"/>
    </style:style>
    <style:style style:name="P17" style:family="paragraph" style:parent-style-name="Standard">
      <style:text-properties officeooo:rsid="00149f2d" officeooo:paragraph-rsid="00149f2d"/>
    </style:style>
    <style:style style:name="P18" style:family="paragraph" style:parent-style-name="Standard">
      <style:text-properties officeooo:rsid="00149f2d" officeooo:paragraph-rsid="001a39fa"/>
    </style:style>
    <style:style style:name="P19" style:family="paragraph" style:parent-style-name="Standard">
      <style:text-properties officeooo:rsid="00167521" officeooo:paragraph-rsid="00167521"/>
    </style:style>
    <style:style style:name="P20" style:family="paragraph" style:parent-style-name="Standard">
      <style:text-properties officeooo:rsid="00167521" officeooo:paragraph-rsid="001a39fa"/>
    </style:style>
    <style:style style:name="P21" style:family="paragraph" style:parent-style-name="Standard">
      <style:text-properties fo:color="#acb20c" loext:opacity="100%" officeooo:rsid="000fc794" officeooo:paragraph-rsid="001758c7"/>
    </style:style>
    <style:style style:name="P22" style:family="paragraph" style:parent-style-name="Standard">
      <style:text-properties fo:color="#ff5429" loext:opacity="100%" officeooo:rsid="000fc794" officeooo:paragraph-rsid="001758c7"/>
    </style:style>
    <style:style style:name="P23" style:family="paragraph" style:parent-style-name="Standard">
      <style:text-properties fo:color="#8d1d75" loext:opacity="100%" officeooo:rsid="000fc794" officeooo:paragraph-rsid="001758c7"/>
    </style:style>
    <style:style style:name="P24" style:family="paragraph" style:parent-style-name="Standard">
      <style:text-properties fo:color="#5983b0" loext:opacity="100%" officeooo:rsid="000fc794" officeooo:paragraph-rsid="001758c7"/>
    </style:style>
    <style:style style:name="P25" style:family="paragraph" style:parent-style-name="Standard">
      <style:text-properties fo:color="#650953" loext:opacity="100%" officeooo:rsid="000fc794" officeooo:paragraph-rsid="001758c7"/>
    </style:style>
    <style:style style:name="P26" style:family="paragraph" style:parent-style-name="Standard">
      <style:text-properties fo:color="#f10d0c" loext:opacity="100%" officeooo:rsid="000fc794" officeooo:paragraph-rsid="001758c7"/>
    </style:style>
    <style:style style:name="P27" style:family="paragraph" style:parent-style-name="Standard">
      <style:text-properties fo:color="#3faf46" loext:opacity="100%" officeooo:rsid="000fc794" officeooo:paragraph-rsid="001758c7"/>
    </style:style>
    <style:style style:name="P28" style:family="paragraph" style:parent-style-name="Standard">
      <style:text-properties fo:color="#780373" loext:opacity="100%" officeooo:rsid="000fc794" officeooo:paragraph-rsid="001758c7"/>
    </style:style>
    <style:style style:name="P29" style:family="paragraph" style:parent-style-name="Standard">
      <style:text-properties officeooo:rsid="0017e9ac" officeooo:paragraph-rsid="0017e9ac"/>
    </style:style>
    <style:style style:name="P30" style:family="paragraph" style:parent-style-name="Standard">
      <style:paragraph-properties fo:break-before="page"/>
      <style:text-properties officeooo:rsid="0017e9ac" officeooo:paragraph-rsid="0017e9ac"/>
    </style:style>
    <style:style style:name="P31" style:family="paragraph" style:parent-style-name="Standard">
      <style:text-properties officeooo:rsid="0017e9ac" officeooo:paragraph-rsid="00191616"/>
    </style:style>
    <style:style style:name="P32" style:family="paragraph" style:parent-style-name="Standard">
      <style:text-properties officeooo:rsid="00191616" officeooo:paragraph-rsid="00191616"/>
    </style:style>
    <style:style style:name="P33" style:family="paragraph" style:parent-style-name="Standard">
      <style:text-properties officeooo:rsid="00191616" officeooo:paragraph-rsid="001d9b6d"/>
    </style:style>
    <style:style style:name="P34" style:family="paragraph" style:parent-style-name="Standard">
      <style:text-properties officeooo:rsid="00191616" officeooo:paragraph-rsid="001f5d61"/>
    </style:style>
    <style:style style:name="P35" style:family="paragraph" style:parent-style-name="Standard">
      <style:text-properties officeooo:rsid="001a39fa" officeooo:paragraph-rsid="001a39fa"/>
    </style:style>
    <style:style style:name="P36" style:family="paragraph" style:parent-style-name="Standard">
      <style:paragraph-properties fo:break-before="page"/>
      <style:text-properties officeooo:rsid="001a39fa" officeooo:paragraph-rsid="001a39fa"/>
    </style:style>
    <style:style style:name="P37" style:family="paragraph" style:parent-style-name="Standard">
      <style:text-properties officeooo:rsid="001a39fa" officeooo:paragraph-rsid="00212f53"/>
    </style:style>
    <style:style style:name="P38" style:family="paragraph" style:parent-style-name="Standard">
      <style:paragraph-properties fo:break-before="page"/>
      <style:text-properties officeooo:rsid="001aba7f" officeooo:paragraph-rsid="001aba7f"/>
    </style:style>
    <style:style style:name="P39" style:family="paragraph" style:parent-style-name="Standard">
      <style:text-properties officeooo:rsid="001aba7f" officeooo:paragraph-rsid="001aba7f"/>
    </style:style>
    <style:style style:name="P40" style:family="paragraph" style:parent-style-name="Standard">
      <style:text-properties officeooo:rsid="001c2a4b" officeooo:paragraph-rsid="001c2a4b"/>
    </style:style>
    <style:style style:name="P41" style:family="paragraph" style:parent-style-name="Standard">
      <style:paragraph-properties fo:break-before="page"/>
      <style:text-properties officeooo:rsid="001c2a4b" officeooo:paragraph-rsid="001c2a4b"/>
    </style:style>
    <style:style style:name="P42" style:family="paragraph" style:parent-style-name="Standard">
      <style:text-properties officeooo:rsid="001d080f" officeooo:paragraph-rsid="001d080f"/>
    </style:style>
    <style:style style:name="P43" style:family="paragraph" style:parent-style-name="Standard">
      <style:text-properties officeooo:rsid="001d6d1f" officeooo:paragraph-rsid="001d6d1f"/>
    </style:style>
    <style:style style:name="P44" style:family="paragraph" style:parent-style-name="Standard">
      <style:text-properties officeooo:rsid="001fa8cb" officeooo:paragraph-rsid="001fa8cb"/>
    </style:style>
    <style:style style:name="P45" style:family="paragraph" style:parent-style-name="Standard">
      <style:text-properties officeooo:rsid="00206dd5" officeooo:paragraph-rsid="00206dd5"/>
    </style:style>
    <style:style style:name="P46" style:family="paragraph" style:parent-style-name="Standard">
      <style:text-properties officeooo:rsid="00206dd5" officeooo:paragraph-rsid="00212f53"/>
    </style:style>
    <style:style style:name="P47" style:family="paragraph" style:parent-style-name="Standard">
      <style:text-properties officeooo:rsid="00212f53" officeooo:paragraph-rsid="00212f53"/>
    </style:style>
    <style:style style:name="P48" style:family="paragraph" style:parent-style-name="Standard">
      <style:text-properties officeooo:rsid="0022a450" officeooo:paragraph-rsid="0022a450"/>
    </style:style>
    <style:style style:name="P49" style:family="paragraph" style:parent-style-name="Standard">
      <style:text-properties officeooo:rsid="00256c74" officeooo:paragraph-rsid="00256c74"/>
    </style:style>
    <style:style style:name="P50" style:family="paragraph" style:parent-style-name="Standard">
      <style:paragraph-properties fo:break-before="page"/>
      <style:text-properties officeooo:rsid="00256c74" officeooo:paragraph-rsid="00256c74"/>
    </style:style>
    <style:style style:name="P51" style:family="paragraph" style:parent-style-name="Standard">
      <style:text-properties officeooo:rsid="0027ff82" officeooo:paragraph-rsid="0027ff82"/>
    </style:style>
    <style:style style:name="P52" style:family="paragraph" style:parent-style-name="Standard">
      <style:text-properties officeooo:rsid="00212f53" officeooo:paragraph-rsid="00212f53"/>
    </style:style>
    <style:style style:name="P53" style:family="paragraph" style:parent-style-name="Standard">
      <style:text-properties officeooo:rsid="00256c74" officeooo:paragraph-rsid="00256c74"/>
    </style:style>
    <style:style style:name="P54" style:family="paragraph" style:parent-style-name="Standard">
      <style:paragraph-properties fo:break-before="page"/>
      <style:text-properties officeooo:rsid="00288c56" officeooo:paragraph-rsid="00288c56"/>
    </style:style>
    <style:style style:name="P55" style:family="paragraph" style:parent-style-name="Standard">
      <style:text-properties officeooo:rsid="00288c56" officeooo:paragraph-rsid="00288c56"/>
    </style:style>
    <style:style style:name="T1" style:family="text">
      <style:text-properties officeooo:rsid="000fc794"/>
    </style:style>
    <style:style style:name="T2" style:family="text">
      <style:text-properties officeooo:rsid="00105d3e"/>
    </style:style>
    <style:style style:name="T3" style:family="text">
      <style:text-properties officeooo:rsid="00123206"/>
    </style:style>
    <style:style style:name="T4" style:family="text">
      <style:text-properties fo:color="#c9211e" loext:opacity="100%"/>
    </style:style>
    <style:style style:name="T5" style:family="text">
      <style:text-properties fo:color="#c9211e" loext:opacity="100%" officeooo:rsid="00123206"/>
    </style:style>
    <style:style style:name="T6" style:family="text">
      <style:text-properties fo:color="#c9211e" loext:opacity="100%" officeooo:rsid="00256c74"/>
    </style:style>
    <style:style style:name="T7" style:family="text">
      <style:text-properties fo:color="#ff8000" loext:opacity="100%"/>
    </style:style>
    <style:style style:name="T8" style:family="text">
      <style:text-properties fo:color="#ff8000" loext:opacity="100%" officeooo:rsid="00123206"/>
    </style:style>
    <style:style style:name="T9" style:family="text">
      <style:text-properties fo:color="#ff0000" loext:opacity="100%"/>
    </style:style>
    <style:style style:name="T10" style:family="text">
      <style:text-properties fo:color="#ff0000" loext:opacity="100%" officeooo:rsid="00123206"/>
    </style:style>
    <style:style style:name="T11" style:family="text">
      <style:text-properties fo:color="#000000" loext:opacity="100%"/>
    </style:style>
    <style:style style:name="T12" style:family="text">
      <style:text-properties fo:color="#000000" loext:opacity="100%" officeooo:rsid="00123206"/>
    </style:style>
    <style:style style:name="T13" style:family="text">
      <style:text-properties officeooo:rsid="00149f2d"/>
    </style:style>
    <style:style style:name="T14" style:family="text">
      <style:text-properties officeooo:rsid="00167521"/>
    </style:style>
    <style:style style:name="T15" style:family="text">
      <style:text-properties fo:color="#ff3838" loext:opacity="100%"/>
    </style:style>
    <style:style style:name="T16" style:family="text">
      <style:text-properties fo:color="#ff3838" loext:opacity="100%" officeooo:rsid="00123206"/>
    </style:style>
    <style:style style:name="T17" style:family="text">
      <style:text-properties fo:color="#77bc65" loext:opacity="100%"/>
    </style:style>
    <style:style style:name="T18" style:family="text">
      <style:text-properties fo:color="#f10d0c" loext:opacity="100%"/>
    </style:style>
    <style:style style:name="T19" style:family="text">
      <style:text-properties fo:color="#f10d0c" loext:opacity="100%" officeooo:rsid="001758c7"/>
    </style:style>
    <style:style style:name="T20" style:family="text">
      <style:text-properties fo:color="#f10d0c" loext:opacity="100%" officeooo:rsid="0017e9ac"/>
    </style:style>
    <style:style style:name="T21" style:family="text">
      <style:text-properties fo:color="#f10d0c" loext:opacity="100%" officeooo:rsid="001a39fa"/>
    </style:style>
    <style:style style:name="T22" style:family="text">
      <style:text-properties fo:color="#168253" loext:opacity="100%"/>
    </style:style>
    <style:style style:name="T23" style:family="text">
      <style:text-properties fo:color="#ffb66c" loext:opacity="100%"/>
    </style:style>
    <style:style style:name="T24" style:family="text">
      <style:text-properties fo:color="#ffb66c" loext:opacity="100%" officeooo:rsid="001758c7"/>
    </style:style>
    <style:style style:name="T25" style:family="text">
      <style:text-properties fo:color="#3465a4" loext:opacity="100%"/>
    </style:style>
    <style:style style:name="T26" style:family="text">
      <style:text-properties fo:color="#a7074b" loext:opacity="100%"/>
    </style:style>
    <style:style style:name="T27" style:family="text">
      <style:text-properties fo:color="#a7074b" loext:opacity="100%" officeooo:rsid="00123206"/>
    </style:style>
    <style:style style:name="T28" style:family="text">
      <style:text-properties fo:color="#acb20c" loext:opacity="100%"/>
    </style:style>
    <style:style style:name="T29" style:family="text">
      <style:text-properties officeooo:rsid="001758c7"/>
    </style:style>
    <style:style style:name="T30" style:family="text">
      <style:text-properties fo:color="#ff5429" loext:opacity="100%"/>
    </style:style>
    <style:style style:name="T31" style:family="text">
      <style:text-properties fo:color="#8d1d75" loext:opacity="100%"/>
    </style:style>
    <style:style style:name="T32" style:family="text">
      <style:text-properties fo:color="#8d1d75" loext:opacity="100%" officeooo:rsid="0017e9ac"/>
    </style:style>
    <style:style style:name="T33" style:family="text">
      <style:text-properties fo:color="#5983b0" loext:opacity="100%"/>
    </style:style>
    <style:style style:name="T34" style:family="text">
      <style:text-properties fo:color="#50938a" loext:opacity="100%"/>
    </style:style>
    <style:style style:name="T35" style:family="text">
      <style:text-properties fo:color="#50938a" loext:opacity="100%" officeooo:rsid="001758c7"/>
    </style:style>
    <style:style style:name="T36" style:family="text">
      <style:text-properties fo:color="#650953" loext:opacity="100%"/>
    </style:style>
    <style:style style:name="T37" style:family="text">
      <style:text-properties fo:color="#3faf46" loext:opacity="100%"/>
    </style:style>
    <style:style style:name="T38" style:family="text">
      <style:text-properties fo:color="#3faf46" loext:opacity="100%" officeooo:rsid="00256c74"/>
    </style:style>
    <style:style style:name="T39" style:family="text">
      <style:text-properties fo:color="#468a1a" loext:opacity="100%"/>
    </style:style>
    <style:style style:name="T40" style:family="text">
      <style:text-properties fo:color="#468a1a" loext:opacity="100%" officeooo:rsid="001758c7"/>
    </style:style>
    <style:style style:name="T41" style:family="text">
      <style:text-properties fo:color="#780373" loext:opacity="100%"/>
    </style:style>
    <style:style style:name="T42" style:family="text">
      <style:text-properties fo:color="#780373" loext:opacity="100%" officeooo:rsid="0017e9ac"/>
    </style:style>
    <style:style style:name="T43" style:family="text">
      <style:text-properties officeooo:rsid="0017e9ac"/>
    </style:style>
    <style:style style:name="T44" style:family="text">
      <style:text-properties fo:color="#069a2e" loext:opacity="100%"/>
    </style:style>
    <style:style style:name="T45" style:family="text">
      <style:text-properties fo:color="#069a2e" loext:opacity="100%" officeooo:rsid="00123206"/>
    </style:style>
    <style:style style:name="T46" style:family="text">
      <style:text-properties fo:color="#ea7500" loext:opacity="100%"/>
    </style:style>
    <style:style style:name="T47" style:family="text">
      <style:text-properties fo:color="#ea7500" loext:opacity="100%" officeooo:rsid="00123206"/>
    </style:style>
    <style:style style:name="T48" style:family="text">
      <style:text-properties fo:color="#ea7500" loext:opacity="100%" officeooo:rsid="0017e9ac"/>
    </style:style>
    <style:style style:name="T49" style:family="text">
      <style:text-properties fo:color="#1e6a39" loext:opacity="100%"/>
    </style:style>
    <style:style style:name="T50" style:family="text">
      <style:text-properties fo:color="#1e6a39" loext:opacity="100%" officeooo:rsid="00123206"/>
    </style:style>
    <style:style style:name="T51" style:family="text">
      <style:text-properties fo:color="#1e6a39" loext:opacity="100%" officeooo:rsid="001a39fa"/>
    </style:style>
    <style:style style:name="T52" style:family="text">
      <style:text-properties fo:color="#b47804" loext:opacity="100%"/>
    </style:style>
    <style:style style:name="T53" style:family="text">
      <style:text-properties fo:color="#b47804" loext:opacity="100%" officeooo:rsid="00123206"/>
    </style:style>
    <style:style style:name="T54" style:family="text">
      <style:text-properties fo:color="#28471f" loext:opacity="100%"/>
    </style:style>
    <style:style style:name="T55" style:family="text">
      <style:text-properties fo:color="#28471f" loext:opacity="100%" officeooo:rsid="00123206"/>
    </style:style>
    <style:style style:name="T56" style:family="text">
      <style:text-properties fo:color="#d62e4e" loext:opacity="100%"/>
    </style:style>
    <style:style style:name="T57" style:family="text">
      <style:text-properties fo:color="#d62e4e" loext:opacity="100%" officeooo:rsid="00123206"/>
    </style:style>
    <style:style style:name="T58" style:family="text">
      <style:text-properties fo:color="#d62e4e" loext:opacity="100%" officeooo:rsid="0017e9ac"/>
    </style:style>
    <style:style style:name="T59" style:family="text">
      <style:text-properties fo:color="#5eb91e" loext:opacity="100%"/>
    </style:style>
    <style:style style:name="T60" style:family="text">
      <style:text-properties fo:color="#5eb91e" loext:opacity="100%" officeooo:rsid="0017e9ac"/>
    </style:style>
    <style:style style:name="T61" style:family="text">
      <style:text-properties officeooo:rsid="001a39fa"/>
    </style:style>
    <style:style style:name="T62" style:family="text">
      <style:text-properties style:text-position="super 58%"/>
    </style:style>
    <style:style style:name="T63" style:family="text">
      <style:text-properties officeooo:rsid="001c2a4b"/>
    </style:style>
    <style:style style:name="T64" style:family="text">
      <style:text-properties officeooo:rsid="001d080f"/>
    </style:style>
    <style:style style:name="T65" style:family="text">
      <style:text-properties officeooo:rsid="001d9b6d"/>
    </style:style>
    <style:style style:name="T66" style:family="text">
      <style:text-properties officeooo:rsid="002012d9"/>
    </style:style>
    <style:style style:name="T67" style:family="text">
      <style:text-properties officeooo:rsid="00212f53"/>
    </style:style>
    <style:style style:name="T68" style:family="text">
      <style:text-properties officeooo:rsid="0022a450"/>
    </style:style>
    <style:style style:name="T69" style:family="text">
      <style:text-properties officeooo:rsid="0023935a"/>
    </style:style>
    <style:style style:name="T70" style:family="text">
      <style:text-properties officeooo:rsid="00256c74"/>
    </style:style>
    <style:style style:name="T71" style:family="text">
      <style:text-properties style:text-underline-style="solid" style:text-underline-width="auto" style:text-underline-color="font-color"/>
    </style:style>
    <style:style style:name="T72" style:family="text">
      <style:text-properties fo:color="#5b277d" loext:opacity="100%"/>
    </style:style>
    <style:style style:name="T73" style:family="text">
      <style:text-properties fo:color="#5b277d" loext:opacity="100%" officeooo:rsid="00256c74"/>
    </style:style>
    <style:style style:name="T74" style:family="text">
      <style:text-properties fo:color="#ff860d" loext:opacity="100%"/>
    </style:style>
    <style:style style:name="T75" style:family="text">
      <style:text-properties fo:color="#ff860d" loext:opacity="100%" officeooo:rsid="00256c74"/>
    </style:style>
    <style:style style:name="T76" style:family="text">
      <style:text-properties fo:color="#bf819e" loext:opacity="100%"/>
    </style:style>
    <style:style style:name="T77" style:family="text">
      <style:text-properties fo:color="#bf819e" loext:opacity="100%" officeooo:rsid="00256c74"/>
    </style:style>
    <style:style style:name="T78" style:family="text">
      <style:text-properties officeooo:rsid="002815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eneral formatting:</text:p>
      <text:p text:style-name="P6"/>
      <text:p text:style-name="P6">0x 00 03 02 08 02 0B 06</text:p>
      <text:p text:style-name="P6"/>
      <text:p text:style-name="P6"/>
      <text:p text:style-name="P6">first byte is destination/reciever (0 = controller, 2 = pump, 15 = oven, AS = <text:span text:style-name="T1">13</text:span>)</text:p>
      <text:p text:style-name="P6">Second byte is <text:span text:style-name="T3">the length of the message, does not include first 3 bytes</text:span></text:p>
      <text:p text:style-name="P6">third byte is the sender</text:p>
      <text:p text:style-name="P6">Might be able to do testing with arduino on live system by giving it a unique address</text:p>
      <text:p text:style-name="P6"/>
      <text:p text:style-name="P35">if 4<text:span text:style-name="T62">th</text:span> byte = 0x02 then that is a read, if it is 0x03 is is a write</text:p>
      <text:p text:style-name="P6"/>
      <text:p text:style-name="P6">Last byte is all previous bytes XORed together</text:p>
      <text:p text:style-name="P6"><text:s/>the ACK byte is 0x06</text:p>
      <text:p text:style-name="P6"/>
      <text:p text:style-name="P33">Init on power-up</text:p>
      <text:p text:style-name="P33">00 04 0D 00 01 0D 05 06 </text:p>
      <text:p text:style-name="P33">0D 04 00 00 01 0D 05 06 </text:p>
      <text:p text:style-name="P33">02 0F 00 10 02 FF 02 FF FF FF FF FF FF FF FF FF FF E2 06 </text:p>
      <text:p text:style-name="P33">02 05 00 30 0D FF 0F CA 06 </text:p>
      <text:p text:style-name="P33">0D 0F 00 10 02 FF 02 FF FF FF FF FF FF FF FF FF FF ED 06 </text:p>
      <text:p text:style-name="P33">0D 05 00 30 0D FF 0F C5 06 </text:p>
      <text:p text:style-name="P33">0F 0F 00 10 02 FF 02 FF FF FF FF FF FF FF FF FF FF EF 06 </text:p>
      <text:p text:style-name="P33">0F 05 00 30 0D FF 0F C7 06 </text:p>
      <text:p text:style-name="P33">0D 09 00 00 03 00 01 00 00 00 00 06 06 </text:p>
      <text:p text:style-name="P33">00 09 0D 00 03 00 01 00 00 00 05 03 06 </text:p>
      <text:p text:style-name="P33">00 03 0D 08 01 07 06</text:p>
      <text:p text:style-name="P41">hardware pins</text:p>
      <text:p text:style-name="P40"/>
      <text:p text:style-name="P40">ethernet</text:p>
      <text:p text:style-name="P40"/>
      <text:p text:style-name="P40">1 orange white gnd</text:p>
      <text:p text:style-name="P40">2 orange</text:p>
      <text:p text:style-name="P40">3 green white pump enable?</text:p>
      <text:p text:style-name="P40">4 blue controller command to inject?</text:p>
      <text:p text:style-name="P40">5 blue white seems to be unused</text:p>
      <text:p text:style-name="P40">6 green VCC</text:p>
      <text:p text:style-name="P40">7 brown white COMMs</text:p>
      <text:p text:style-name="P40">8 brown gnd</text:p>
      <text:p text:style-name="P40"/>
      <text:p text:style-name="P40">J9 on controller</text:p>
      <text:p text:style-name="P40">1 gnd</text:p>
      <text:p text:style-name="P40">2</text:p>
      <text:p text:style-name="P40">3</text:p>
      <text:p text:style-name="P40">4</text:p>
      <text:p text:style-name="P40">5</text:p>
      <text:p text:style-name="P40">6</text:p>
      <text:p text:style-name="P40">7</text:p>
      <text:p text:style-name="P40">8</text:p>
      <text:p text:style-name="P40">9 vcc</text:p>
      <text:p text:style-name="P40">10 gnd</text:p>
      <text:p text:style-name="P2">Pump</text:p>
      <text:p text:style-name="P35">Note: STA2 includes STAT, but STA2 inludes a lot more stuff</text:p>
      <text:p text:style-name="P1">Get status STA<text:span text:style-name="T2">2</text:span> <text:s/>2 responded with hex 5354 4132 2020 3200 2002 0100 0302 0101 (0384 flow a) (0064flow b) 0000 0000 0000 0000 pump off, 90%,10%,0%,0%, flow set to 0.100 max pressure = 200, min = 0</text:p>
      <text:p text:style-name="P3">02 03 00 02 1C 1F 06</text:p>
      <text:p text:style-name="P3">00 0B 02 02 1C 00 01 01 00 03 02 01 01 16 06<text:tab/><text:span text:style-name="T43">auto (original data)</text:span></text:p>
      <text:p text:style-name="P3">00 0B 02 02 1C 00 01 01 01 04 02 01 01 10 06<text:tab/><text:span text:style-name="T43">manual in menu</text:span></text:p>
      <text:p text:style-name="P3"><text:span text:style-name="T43">00 </text:span>0B 02 02 1C 00 00 01 01 04 02 01 01 11 06<text:tab/><text:span text:style-name="T43">manual out of menu</text:span></text:p>
      <text:p text:style-name="P3">00 0B 02 02 1C 00 01 01 00 04 02 01 01 11 06<text:tab/><text:span text:style-name="T43">manual pump off</text:span></text:p>
      <text:p text:style-name="P3">00 0B 02 02 1C 00 01 01 00 01 02 01 01 14 06<text:tab/><text:span text:style-name="T61">manual high pressure fault</text:span></text:p>
      <text:p text:style-name="P3">02 03 00 02 14 17 06</text:p>
      <text:p text:style-name="P3">00 0F 02 12 14 00 <text:span text:style-name="T56">00 03 84</text:span> <text:span text:style-name="T31">00 00 32</text:span> <text:span text:style-name="T59">00 00 00</text:span> <text:span text:style-name="T46">00 00</text:span> BE 06 <text:span text:style-name="T58">90%a</text:span><text:span text:style-name="T43"> </text:span><text:span text:style-name="T32">5%b</text:span><text:span text:style-name="T43"> </text:span><text:span text:style-name="T60">0%c</text:span><text:span text:style-name="T43"> </text:span><text:span text:style-name="T48">5%d</text:span></text:p>
      <text:p text:style-name="P3">00 03 02 30 <text:span text:style-name="T46">32</text:span> 03 06</text:p>
      <text:p text:style-name="P3">02 03 00 02 15 16 06</text:p>
      <text:p text:style-name="P3">00 07 02 02 15 <text:span text:style-name="T18">00 00 00 00</text:span> 12 06 <text:span text:style-name="T20">current flow rate</text:span></text:p>
      <text:p text:style-name="P3">02 03 00 02 16 15 06</text:p>
      <text:p text:style-name="P3">00 07 02 02 16 00 <text:span text:style-name="T44">00</text:span> <text:span text:style-name="T49">00 00 </text:span><text:span text:style-name="T11">11</text:span> 06 <text:span text:style-name="T51">current pressure in BAR</text:span></text:p>
      <text:p text:style-name="P3"/>
      <text:p text:style-name="P3"/>
      <text:p text:style-name="P29">STAT <text:s/>2 responded with STAT <text:s/>2# <text:s/>1 <text:s/>1 <text:s/>1 <text:s/>3 <text:s/>2 <text:s/>1 <text:s/>1</text:p>
      <text:p text:style-name="P3">02 03 00 02 1C 1F 06</text:p>
      <text:p text:style-name="P3">00 0B 02 02 1C 00 01 01 00 03 02 01 01 16 06</text:p>
      <text:p text:style-name="P3">00 04 02 0A 11 00 1D 06 00 03 02 08 02 0B 06</text:p>
      <text:p text:style-name="P3">STAT <text:s/>2# <text:s/>2 <text:s/>1 <text:s/>0 <text:s/>3 <text:s/>2 <text:s/>1 <text:s/>1</text:p>
      <text:p text:style-name="P3">00 0B 02 02 1C 00 01 01 00 03 02 01 01 16 06</text:p>
      <text:p text:style-name="P3">STAT <text:s/>2# <text:s/>2 <text:s/>1 <text:s/>0 <text:s/>4 <text:s/>2 <text:s/>1 <text:s/>1</text:p>
      <text:p text:style-name="P3">00 0B 02 02 1C 00 01 01 00 04 02 01 01 11 06 <text:span text:style-name="T61">pump off manual</text:span></text:p>
      <text:p text:style-name="P3">STAT <text:s/>2# <text:s/>1 <text:s/>1 <text:s/>1 <text:s/>4 <text:s/>2 <text:s/>1 <text:s/>1</text:p>
      <text:p text:style-name="P1">00 0B 02 02 1C 00 00 01 01 04 02 01 01 11 06 <text:span text:style-name="T61">pump on manual</text:span></text:p>
      <text:p text:style-name="P1">STAT <text:s/>2# <text:s/>1 <text:s/>1 <text:s/>1 <text:s/>3 <text:s/>2 <text:s/>1 <text:s/>1</text:p>
      <text:p text:style-name="P1">00 0B 02 02 1C 00 00 01 01 03 02 01 01 16 06 <text:span text:style-name="T61">pump on auto</text:span></text:p>
      <text:p text:style-name="P1">STAT <text:s/>2# <text:s/>2 <text:s/>1 <text:s/>0 <text:s/>1 <text:s/>2 <text:s/>1 <text:s/>1<text:tab/></text:p>
      <text:p text:style-name="P1">00 0B 02 02 1C 00 01 01 00 01 02 01 01 14 06<text:tab/><text:span text:style-name="T61">pump high pressure fault manual</text:span></text:p>
      <text:p text:style-name="P1">STAT <text:s/>2# <text:s/>2 <text:s/>1 <text:s/>0 <text:s/>4 <text:s/>2 <text:s/>1 <text:s/>1</text:p>
      <text:p text:style-name="P1">00 0B 02 02 1C 00 01 01 00 04 02 01 01 11 06<text:tab/><text:span text:style-name="T61">pump fault cleared</text:span></text:p>
      <text:p text:style-name="P1">STAT <text:s/>2# <text:s/>2 <text:s/>1 <text:s/>0 <text:s/>1 <text:s/>2 <text:s/>1 <text:s/>1</text:p>
      <text:p text:style-name="P1">00 0B 02 02 1C 00 01 01 00 01 02 01 01 14 06<text:tab/><text:span text:style-name="T61">pump low pressure fault</text:span></text:p>
      <text:p text:style-name="P1">STAT <text:s/>2# <text:s/>2 <text:s/>1 <text:s/>1 <text:s/>2 <text:s/>2 <text:s/>1 <text:s/>1<text:tab/><text:tab/><text:tab/><text:tab/></text:p>
      <text:p text:style-name="P1">00 0B 02 02 1C 00 01 01 01 02 02 01 01 16 06<text:tab/><text:span text:style-name="T61">pump running a method</text:span></text:p>
      <text:p text:style-name="P35">STAT <text:s/>2# <text:s/>1 <text:s/>1 <text:s/>1 <text:s/>3 <text:s/>2 <text:s/>1 <text:s/>1</text:p>
      <text:p text:style-name="P35">00 0B 02 02 1C 00 00 01 01 03 02 01 01 16 06 <text:s text:c="28"/></text:p>
      <text:p text:style-name="P35">STAT <text:s/>2# <text:s/>2 <text:s/>1 <text:s/>1 <text:s/>2 <text:s/>2 <text:s/>1 <text:s/>1</text:p>
      <text:p text:style-name="P35">00 0B 02 02 1C 00 01 01 01 02 02 01 01 16 06</text:p>
      <text:p text:style-name="P35">STAT <text:s/>2# <text:s/>1 <text:s/>1 <text:s/>1 <text:s/>3 <text:s/>2 <text:s/>1 <text:s/>1</text:p>
      <text:p text:style-name="P35">00 0B 02 02 1C 00 00 01 01 03 02 01 01 16 06</text:p>
      <text:p text:style-name="P36">pump turned <text:span text:style-name="T9">on</text:span>, volunteered</text:p>
      <text:p text:style-name="P35">00 03 02 08 01 08 06 </text:p>
      <text:p text:style-name="P35">00 04 02 08 13 <text:span text:style-name="T9">01</text:span> 1C 06 </text:p>
      <text:p text:style-name="P35">pump turned <text:span text:style-name="T9">off</text:span>, volunteered</text:p>
      <text:p text:style-name="P35">00 03 02 08 02 0B 06 </text:p>
      <text:p text:style-name="P35">00 04 02 08 13 <text:span text:style-name="T9">00</text:span> 1D 06</text:p>
      <text:p text:style-name="P35">pump fault low pressure, volunteered</text:p>
      <text:p text:style-name="P35">00 03 02 08 02 0B 06 </text:p>
      <text:p text:style-name="P35">00 05 02 0E 02 04 01 0E 06 </text:p>
      <text:p text:style-name="P35">pump fault high pressure, volunteered</text:p>
      <text:p text:style-name="P5">00 05 02 0E 02 04 01 0E 06 </text:p>
      <text:p text:style-name="P5">00 03 02 08 02 0B 06</text:p>
      <text:p text:style-name="P1"/>
      <text:p text:style-name="P1"/>
      <text:p text:style-name="P6"/>
      <text:p text:style-name="P6"/>
      <text:p text:style-name="P6"/>
      <text:p text:style-name="P6"/>
      <text:p text:style-name="P6">pump on PUMP <text:s/>2 <text:s/><text:span text:style-name="T20">1</text:span><text:span text:style-name="T43"><text:tab/><text:tab/></text:span><text:span text:style-name="T61">turn pump </text:span><text:span text:style-name="T21">on or off</text:span></text:p>
      <text:p text:style-name="P7">02 04 00 0A 11 <text:span text:style-name="T18">00</text:span> 1D 06</text:p>
      <text:p text:style-name="P7">00 04 02 0A 11 00 1D 06<text:tab/></text:p>
      <text:p text:style-name="P7">00 03 02 08 01 08 06<text:tab/><text:tab/>//<text:span text:style-name="T61">volounteers this when pump changes state</text:span></text:p>
      <text:p text:style-name="P7"/>
      <text:p text:style-name="P6"/>
      <text:p text:style-name="P6">MUST <text:s/>2 //<text:span text:style-name="T3">pump init?</text:span></text:p>
      <text:p text:style-name="P7">02 04 00 0A 16 01 1B 06 </text:p>
      <text:p text:style-name="P7">00 04 02 0A 16 00 1A 06</text:p>
      <text:p text:style-name="P6"/>
      <text:p text:style-name="P6"/>
      <text:p text:style-name="P8">GPIB programming (PRG2 <text:s/>2)</text:p>
      <text:p text:style-name="P10">5052 4732 2020 32<text:span text:style-name="T3">[</text:span>20 2031 2020 32 <text:span text:style-name="T3">seems to be constant][</text:span><text:span text:style-name="T4">20 2032 3034</text:span><text:span text:style-name="T5">max pressure]</text:span> <text:span text:style-name="T3">[</text:span><text:span text:style-name="T7">2020 2020 30 </text:span><text:span text:style-name="T8">min pressure][</text:span><text:span text:style-name="T9">20 2020 2034 </text:span><text:span text:style-name="T10">number of lines in program]</text:span> 20<text:span text:style-name="T14">[</text:span>00 0000 00time 1 <text:span text:style-name="T3">in seconds</text:span>][03 84 %a][00 64%b][00 00%c][00 00%d?][00 64 flow rate 1]FF FFFF FF<text:span text:style-name="T14">[</text:span>00 0000 42 time 2][03 20%a2][00 C8 %b2][00 00%c2][00 00%d2][FF FF flow rate 2]FF FFFF FF<text:span text:style-name="T14">[</text:span>00 0000 84 time3][02 BC%a3][01 2C %b3][00 00%c3][00 00%d3]<text:span text:style-name="T3">[</text:span>00 C8<text:span text:style-name="T3">flow rate 3]</text:span>FF FFFF FF<text:span text:style-name="T14">[</text:span>00 0000 B4 <text:span text:style-name="T3">time 4]</text:span>[02 58%a4][01 90%b4][00 00%c4][00 00%d4][01 2C flow 4]FF FFFF FF </text:p>
      <text:p text:style-name="P1"/>
      <text:p text:style-name="P35">CLEA <text:s/>2 clears fault remotely!</text:p>
      <text:p text:style-name="P35">02 03 00 01 05 05 06</text:p>
      <text:p text:style-name="P35">STOP <text:s/>2 </text:p>
      <text:p text:style-name="P35">02 03 00 01 03 03 06</text:p>
      <text:p text:style-name="P35">STAR <text:s/>2</text:p>
      <text:p text:style-name="P35">02 03 00 01 01 01 06</text:p>
      <text:p text:style-name="P1"/>
      <text:p text:style-name="P36">PEND <text:s/>2</text:p>
      <text:p text:style-name="P35">02 03 00 06 04 03 06 </text:p>
      <text:p text:style-name="P35">00 04 02 06 04 83 87 06</text:p>
      <text:p text:style-name="P35"/>
      <text:p text:style-name="P8">PRER <text:s/>2<text:tab/><text:span text:style-name="T61">responds the same if the pump is faulted/running or not</text:span></text:p>
      <text:p text:style-name="P13">02 03 00 07 10 16 06 </text:p>
      <text:p text:style-name="P13">00 07 02 07 10 00 00 00 00 12 06</text:p>
      <text:p text:style-name="P13"/>
      <text:p text:style-name="P35">INIT <text:s/>2</text:p>
      <text:p text:style-name="P35">02 04 00 0A 16 02 18 06 </text:p>
      <text:p text:style-name="P35">00 04 02 0A 16 00 1A 06 <text:s text:c="5"/></text:p>
      <text:p text:style-name="P35"/>
      <text:p text:style-name="P35">COND <text:s/>2<text:tab/>//same as STA2, but returns in ASCII instead of HEX</text:p>
      <text:p text:style-name="P35">02 03 00 02 14 17 06 </text:p>
      <text:p text:style-name="P35">00 0F 02 12 14 00 00 03 84 00 00 32 00 00 00 00 00 BE 06 </text:p>
      <text:p text:style-name="P35">00 03 02 30 32 03 06 </text:p>
      <text:p text:style-name="P35">02 03 00 02 15 16 06 </text:p>
      <text:p text:style-name="P35">00 07 02 02 15 00 00 00 64 76 06 02 03 00 02 16 15 06 </text:p>
      <text:p text:style-name="P35">00 07 02 02 16 00 00 00 00 11 06 <text:s text:c="42"/></text:p>
      <text:p text:style-name="P8"/>
      <text:p text:style-name="P35">OPTI <text:s/>2</text:p>
      <text:p text:style-name="P35">02 03 00 0A 14 1F 06 </text:p>
      <text:p text:style-name="P35">00 04 02 0A 14 84 9C 06</text:p>
      <text:p text:style-name="P35"/>
      <text:p text:style-name="P35">MANU <text:s/>2<text:tab/>seems to have turned off pump, first line might be manually setting proportioning valves</text:p>
      <text:p text:style-name="P35">02 0F 00 13 14 00 00 01 00 00 50 00 00 64 00 00 32 0D 06 </text:p>
      <text:p text:style-name="P35">02 0B 00 30 00 00 3C 00 00 00 00 00 00 05 06 00 04 02 03 14 00 11 06 </text:p>
      <text:p text:style-name="P8"/>
      <text:p text:style-name="P8">PTST <text:s/>2 <text:s/><text:span text:style-name="T18">0</text:span> <text:s text:c="3"/><text:span text:style-name="T49">20</text:span><text:tab/><text:tab/><text:span text:style-name="T61">autosends pressure every </text:span><text:span text:style-name="T51">2</text:span><text:span text:style-name="T61"> seconds </text:span><text:span text:style-name="T21">on/off</text:span></text:p>
      <text:p text:style-name="P13">02 07 00 03 01 <text:span text:style-name="T18">00</text:span> 00 00 <text:span text:style-name="T49">14</text:span> 13 06 </text:p>
      <text:p text:style-name="P13">00 04 02 03 01 00 04 06</text:p>
      <text:p text:style-name="P8"/>
      <text:p text:style-name="P35">PRSG <text:s/>2 current pressure maybe?</text:p>
      <text:p text:style-name="P35">02 03 00 02 16 15 06 </text:p>
      <text:p text:style-name="P35">00 07 02 02 16 00 00 00 00 11 06</text:p>
      <text:p text:style-name="P8"/>
      <text:p text:style-name="P8">MNTE <text:s/>2 <text:s/><text:span text:style-name="T61">1</text:span>? MNTE also goes with AS</text:p>
      <text:p text:style-name="P13">02 04 00 07 13 01 13 06 </text:p>
      <text:p text:style-name="P13">00 0C 02 07 13 00 01 01 00 01 5F 01 1D 03 5B 06</text:p>
      <text:p text:style-name="P8"/>
      <text:p text:style-name="P35">IDNP <text:s/>2</text:p>
      <text:p text:style-name="P35">02 03 00 02 1D 1E 06 </text:p>
      <text:p text:style-name="P35">00 0F 02 12 1D 00 00 00 00 00 00 00 00 00 00 00 00 02 06 </text:p>
      <text:p text:style-name="P35">00 07 02 30 00 00 00 00 00 35 06 </text:p>
      <text:p text:style-name="P35">02 03 00 02 1E 1D 06 </text:p>
      <text:p text:style-name="P35">00 0F 02 12 1E 00 00 00 00 00 00 00 00 00 00 00 00 01 06 </text:p>
      <text:p text:style-name="P35">00 07 02 30 00 00 00 00 00 35 06</text:p>
      <text:p text:style-name="P14"/>
      <text:p text:style-name="P20">PRG2 <text:s/>2</text:p>
      <text:p text:style-name="P10"><text:soft-page-break/>5052 4732 2020 32<text:span text:style-name="T3">[</text:span>20 2031 2020 32 <text:span text:style-name="T3">seems to be constant][</text:span><text:span text:style-name="T4">20 2032 3034</text:span><text:span text:style-name="T5">max pressure]</text:span> <text:span text:style-name="T3">[</text:span><text:span text:style-name="T7">2020 2020 30 </text:span><text:span text:style-name="T8">min pressure][</text:span><text:span text:style-name="T9">20 2020 2034 </text:span><text:span text:style-name="T10">number of lines in program]</text:span> 20<text:span text:style-name="T14">[</text:span>00 0000 00time 1 <text:span text:style-name="T3">in seconds</text:span>][03 84 %a][00 64%b][00 00%c][00 00%d?][00 64 flow rate 1]FF FFFF FF<text:span text:style-name="T14">[</text:span>00 0000 42 time 2][03 20%a2][00 C8 %b2][00 00%c2][00 00%d2][FF FF flow rate 2]FF FFFF FF<text:span text:style-name="T14">[</text:span>00 0000 84 time3][02 BC%a3][01 2C %b3][00 00%c3][00 00%d3]<text:span text:style-name="T3">[</text:span>00 C8<text:span text:style-name="T3">flow rate 3]</text:span>FF FFFF FF<text:span text:style-name="T14">[</text:span>00 0000 B4 <text:span text:style-name="T3">time 4]</text:span>[02 58%a4][01 90%b4][00 00%c4][00 00%d4][01 2C flow 4]FF FFFF FF </text:p>
      <text:p text:style-name="P9"/>
      <text:p text:style-name="P19"/>
      <text:p text:style-name="P19">5052 4732 2020 3220 2031 2020 32<text:tab/>address</text:p>
      <text:p text:style-name="P19">20 2032 3430 max pressure 240</text:p>
      <text:p text:style-name="P19">2020 2032 35<text:tab/>min pressure 25</text:p>
      <text:p text:style-name="P19">20 2020 2037<text:tab/>number of lines 7</text:p>
      <text:p text:style-name="P19">20<text:tab/>constant</text:p>
      <text:p text:style-name="P19">0000 0000<text:tab/><text:tab/><text:tab/>time 1 0</text:p>
      <text:p text:style-name="P19">03 8400 3200 3200 00<text:tab/>%abcd 1 900/50/50/0</text:p>
      <text:p text:style-name="P19">00 64<text:tab/><text:tab/><text:tab/><text:tab/>flow 1 100</text:p>
      <text:p text:style-name="P19">FF FFFF FF<text:tab/><text:tab/><text:tab/>end</text:p>
      <text:p text:style-name="P19">000000 35<text:tab/><text:tab/><text:tab/>time 2 53</text:p>
      <text:p text:style-name="P19">03 2000 3200 9600 00<text:tab/>%abcd 2 800/50/150</text:p>
      <text:p text:style-name="P19">FF FF<text:tab/><text:tab/><text:tab/><text:tab/>flow 2 unchanged</text:p>
      <text:p text:style-name="P19">FF FFFF FF<text:tab/><text:tab/><text:tab/>end</text:p>
      <text:p text:style-name="P19">000000 42<text:tab/><text:tab/><text:tab/>time 3 66</text:p>
      <text:p text:style-name="P19">02 BC00 3200 FA 00 00<text:tab/>%abcd 3 700/50/250</text:p>
      <text:p text:style-name="P19">00 64<text:tab/><text:tab/><text:tab/><text:tab/>flow 3 100</text:p>
      <text:p text:style-name="P19">FF FFFF FF</text:p>
      <text:p text:style-name="P19">000000 48<text:tab/><text:tab/><text:tab/>time 4 72</text:p>
      <text:p text:style-name="P19">02 5800 3201 5E00 00<text:tab/>%abcd 4 600/50/350</text:p>
      <text:p text:style-name="P19">00 32<text:tab/><text:tab/><text:tab/><text:tab/>flow 4 50</text:p>
      <text:p text:style-name="P19">FF FFFF FF</text:p>
      <text:p text:style-name="P19">000000 4D<text:tab/><text:tab/><text:tab/>time 5</text:p>
      <text:p text:style-name="P19">02 6200 3201 5400 00<text:tab/>%abcd 5</text:p>
      <text:p text:style-name="P19">FF FF<text:tab/><text:tab/><text:tab/><text:tab/>flow 5</text:p>
      <text:p text:style-name="P19">FF FFFF FF</text:p>
      <text:p text:style-name="P19">000000 53<text:tab/><text:tab/><text:tab/>time 6</text:p>
      <text:p text:style-name="P19">02 6C00 3201 4A00 00<text:tab/>%abcd 6</text:p>
      <text:p text:style-name="P19">00 28<text:tab/><text:tab/><text:tab/><text:tab/>flow 6</text:p>
      <text:p text:style-name="P19">FF FFFF FF</text:p>
      <text:p text:style-name="P19">000000 5A<text:tab/><text:tab/><text:tab/>time 7</text:p>
      <text:p text:style-name="P19">00 0001 F401 F400 00<text:tab/>%abcd 7</text:p>
      <text:p text:style-name="P19">00 28<text:tab/><text:tab/><text:tab/><text:tab/>flow 7</text:p>
      <text:p text:style-name="P19">FF FFFF FF</text:p>
      <text:p text:style-name="P19"/>
      <text:p text:style-name="P19">02 04 00 0A 16 01 1B 06</text:p>
      <text:p text:style-name="P19">00 04 02 0A 16 00 1A 06</text:p>
      <text:p text:style-name="P19">02 05 00 06 01 01 02 03 06</text:p>
      <text:p text:style-name="P19">00 04 02 06 01 00 01 06</text:p>
      <text:p text:style-name="P19">02 09 00 06 02 <text:span text:style-name="T15">00 00 F0</text:span> <text:span text:style-name="T17">00 00 19</text:span> E6 06<text:tab/>//<text:span text:style-name="T15">max pressure 240</text:span> <text:span text:style-name="T17">min pressure 25</text:span></text:p>
      <text:p text:style-name="P19">00 04 02 06 02 00 02 06</text:p>
      <text:p text:style-name="P19"/>
      <text:p text:style-name="P19"><text:soft-page-break/>02 0F 00 16 03 <text:span text:style-name="T28">00 00 00 00</text:span> 00 <text:span text:style-name="T17">03 84</text:span> 00 <text:span text:style-name="T23">00 32</text:span> <text:span text:style-name="T25">00 00</text:span> AD 06 <text:span text:style-name="T28">time 0</text:span> <text:span text:style-name="T17">%a 900</text:span> <text:span text:style-name="T23">%2 50</text:span> <text:span text:style-name="T25">%3 50</text:span> <text:span text:style-name="T26">%4 0</text:span></text:p>
      <text:p text:style-name="P19">02 0D 00 30 <text:span text:style-name="T25">32</text:span> <text:span text:style-name="T26">00 00 00</text:span> 00 <text:span text:style-name="T17">00 64</text:span> FF FF FF FF 69 06<text:tab/><text:span text:style-name="T17">flow 1 100</text:span></text:p>
      <text:p text:style-name="P19"/>
      <text:p text:style-name="P19">00 04 02 06 03 00 03 06</text:p>
      <text:p text:style-name="P19">02 0F 00 16 03 <text:span text:style-name="T17">00 00 00 35</text:span> 00 <text:span text:style-name="T18">03 20</text:span> 00 00 32 00 00 3C 06<text:tab/><text:span text:style-name="T17">time 2 52 sec</text:span> <text:span text:style-name="T18">%a 800</text:span> </text:p>
      <text:p text:style-name="P19">02 0D 00 30 96 00 00 00 <text:span text:style-name="T22">FF FF FF</text:span> FF FF FF FF 56 06<text:tab/><text:tab/><text:span text:style-name="T22">flow unchanged</text:span></text:p>
      <text:p text:style-name="P19"/>
      <text:p text:style-name="P19">00 04 02 06 03 00 03 06</text:p>
      <text:p text:style-name="P19">02 0F 00 16 03 <text:span text:style-name="T18">00 00 00 42 </text:span>00 <text:span text:style-name="T22">02 BC</text:span> 00 00 32 00 00 D6 06<text:tab/><text:span text:style-name="T18">time 3 66 sec</text:span> <text:span text:style-name="T22">%a 700 </text:span></text:p>
      <text:p text:style-name="P19">02 0D 00 30 FA 00 00 00 00 00 64 FF FF FF FF A1 06</text:p>
      <text:p text:style-name="P19"/>
      <text:p text:style-name="P19">00 04 02 06 03 00 03 06</text:p>
      <text:p text:style-name="P19">02 0F 00 16 03 00 00 00 48 00 02 58 00 00 32 00 01 39 06</text:p>
      <text:p text:style-name="P19">02 0D 00 30 5E 00 00 00 00 00 32 FF FF FF FF 53 06</text:p>
      <text:p text:style-name="P19">00 04 02 06 03 00 03 06</text:p>
      <text:p text:style-name="P19">02 0F 00 16 03 00 00 00 4D 00 02 62 00 00 32 00 01 06 06</text:p>
      <text:p text:style-name="P19">02 0D 00 30 54 00 00 00 FF FF FF FF FF FF FF 94 06</text:p>
      <text:p text:style-name="P19">00 04 02 06 03 00 03 06</text:p>
      <text:p text:style-name="P19">02 0F 00 16 03 00 00 00 53 00 02 6C 00 00 32 00 01 16 06</text:p>
      <text:p text:style-name="P19">02 0D 00 30 4A 00 00 00 00 00 28 FF FF FF FF 5D 06</text:p>
      <text:p text:style-name="P19">00 04 02 06 03 00 03 06</text:p>
      <text:p text:style-name="P19">02 0F 00 16 03 00 00 00 5A 00 00 00 00 01 F4 00 01 B6 06</text:p>
      <text:p text:style-name="P19">02 0D 00 30 F4 00 00 00 00 00 28 FF FF FF FF E3 06</text:p>
      <text:p text:style-name="P19">00 04 02 06 03 00 03 06</text:p>
      <text:p text:style-name="P19">02 03 00 06 04 03 06</text:p>
      <text:p text:style-name="P19">00 04 02 06 04 00 04 06</text:p>
      <text:p text:style-name="P19">02 04 00 0A 16 02 18 06</text:p>
      <text:p text:style-name="P19">00 04 02 0A 16 00 1A 06</text:p>
      <text:p text:style-name="P19"/>
      <text:p text:style-name="P19"/>
      <text:p text:style-name="P32">Pump init on power-on</text:p>
      <text:p text:style-name="P32">00 04 02 00 01 02 05 06 </text:p>
      <text:p text:style-name="P32">02 04 00 00 01 02 05 06 </text:p>
      <text:p text:style-name="P32">02 0F 00 10 02 FF 02 FF FF FF FF FF FF FF FF FF FF E2 06 </text:p>
      <text:p text:style-name="P32">02 05 00 30 0D FF 0F CA 06 </text:p>
      <text:p text:style-name="P32">0D 0F 00 10 02 FF 02 FF FF FF FF FF FF FF FF FF FF ED 06 </text:p>
      <text:p text:style-name="P32">0D 05 00 30 0D FF 0F C5 06 </text:p>
      <text:p text:style-name="P32">0F 0F 00 10 02 FF 02 FF FF FF FF FF FF FF FF FF FF EF 06 </text:p>
      <text:p text:style-name="P32">0F 05 00 30 0D FF 0F C7 06 </text:p>
      <text:p text:style-name="P32">02 09 00 00 03 00 01 00 00 00 00 09 06 </text:p>
      <text:p text:style-name="P32">00 09 02 00 03 00 00 00 00 00 06 0E 06 </text:p>
      <text:p text:style-name="P32">00 03 02 08 02 0B 06</text:p>
      <text:p text:style-name="P32"/>
      <text:p text:style-name="P42"/>
      <text:p text:style-name="P38">Pump fizzing</text:p>
      <text:p text:style-name="P39">0203 0002 0201 </text:p>
      <text:p text:style-name="P39">0005 0202 0100 0105 </text:p>
      <text:p text:style-name="P39"/>
      <text:p text:style-name="P39">0203 0002 0300 </text:p>
      <text:p text:style-name="P39">000F 0212 0200 2020 2020 2038 3130 3738 313A </text:p>
      <text:p text:style-name="P39">0006 0230 302D 3030 29</text:p>
      <text:p text:style-name="P39"/>
      <text:p text:style-name="P39">0203 0002 0407 </text:p>
      <text:p text:style-name="P39">0005 0202 0300 0107 </text:p>
      <text:p text:style-name="P39"/>
      <text:p text:style-name="P39">0203 0002 0506 </text:p>
      <text:p text:style-name="P39">error, don’t do it</text:p>
      <text:p text:style-name="P39"/>
      <text:p text:style-name="P39">0203 0002 1417 </text:p>
      <text:p text:style-name="P39">000F 0212 1400 0003 8400 0032 0000 0000 00BE </text:p>
      <text:p text:style-name="P39">0003 0230 3203 </text:p>
      <text:p text:style-name="P39"/>
      <text:p text:style-name="P39">0203 0002 1615 </text:p>
      <text:p text:style-name="P39">0007 0202 1500 0000 0012 </text:p>
      <text:p text:style-name="P39"/>
      <text:p text:style-name="P39">0203 0002 1714 </text:p>
      <text:p text:style-name="P39">0007 0202 1600 0000 0011 </text:p>
      <text:p text:style-name="P39"/>
      <text:p text:style-name="P39">0203 0002 181B </text:p>
      <text:p text:style-name="P39">0008 0202 1700 0000 0000 1F</text:p>
      <text:p text:style-name="P39"/>
      <text:p text:style-name="P39">0203 0002 1A19 </text:p>
      <text:p text:style-name="P39">0005 0202 1900 001C </text:p>
      <text:p text:style-name="P39"/>
      <text:p text:style-name="P39">0203 0002 1B18 </text:p>
      <text:p text:style-name="P39">0005 0202 1A00 011E </text:p>
      <text:p text:style-name="P39"/>
      <text:p text:style-name="P39">0203 0002 1C1F </text:p>
      <text:p text:style-name="P39">0005 0202 1B00 011F </text:p>
      <text:p text:style-name="P39"/>
      <text:p text:style-name="P39">0203 0002 1D1E </text:p>
      <text:p text:style-name="P39">000B 0202 1C00 0101 0003 0201 0116 </text:p>
      <text:p text:style-name="P39"/>
      <text:p text:style-name="P39">0203 0002 1E1D </text:p>
      <text:p text:style-name="P39">000F 0212 1D00 0000 0000 0000 0000 0000 0002 </text:p>
      <text:p text:style-name="P39">0007 0230 0000 0000 0035 </text:p>
      <text:p text:style-name="P39"/>
      <text:p text:style-name="P39">0203 0002 1F1C </text:p>
      <text:p text:style-name="P39">000F 0212 1E00 0000 0000 0000 0000 0000 0001 </text:p>
      <text:p text:style-name="P39">0007 0230 0000 0000 0035 </text:p>
      <text:p text:style-name="P39"/>
      <text:p text:style-name="P2">Oven</text:p>
      <text:p text:style-name="P1"/>
      <text:p text:style-name="P1">Oven power-on &lt;rtansmitted&gt; 0x00040f 00010f05&lt;ack&gt; &lt;0f040000010f05&gt; ACK &lt;0f0f001002ff02ffffffffffffffffffffef&gt; ACK &lt;0f0500300dff0fc7&gt; ACK &lt;of090000030001000000000406&gt; ACK 00090f00030000000000000005 &lt;ACK&gt;</text:p>
      <text:p text:style-name="P3"/>
      <text:p text:style-name="P3">HEON 15 <text:s/><text:span text:style-name="T18">0/1<text:tab/><text:tab/></text:span><text:span text:style-name="T20">oven on or off</text:span></text:p>
      <text:p text:style-name="P3">0F 04 00 03 11 <text:span text:style-name="T18">00 </text:span>19 06 </text:p>
      <text:p text:style-name="P3">00 04 0F 03 11 00 19 06 </text:p>
      <text:p text:style-name="P1">GPIB set oven: TMP2 15 <text:span text:style-name="T18">45.0</text:span> <text:span text:style-name="T41">50.0</text:span><text:tab/>//45 is SP 50 is max</text:p>
      <text:p text:style-name="P12">0F 06 00 03 10 <text:span text:style-name="T18">00 01 C2</text:span> D9 06 <text:span text:style-name="T20">set oven temp</text:span></text:p>
      <text:p text:style-name="P12">00 04 0F 03 10 00 18 06</text:p>
      <text:p text:style-name="P12">0F 06 00 03 12 <text:span text:style-name="T41">00 01 F4</text:span> ED 06 <text:span text:style-name="T42">set max temp</text:span></text:p>
      <text:p text:style-name="P12">00 04 0F 03 12 00 1A 06</text:p>
      <text:p text:style-name="P8"/>
      <text:p text:style-name="P8"/>
      <text:p text:style-name="P8"/>
      <text:p text:style-name="P8">TDIT 15 <text:s/><text:span text:style-name="T18">0</text:span> <text:s text:c="3"/><text:span text:style-name="T42">5</text:span><text:span text:style-name="T41">0</text:span><text:tab/><text:span text:style-name="T43">autosends info every </text:span><text:span text:style-name="T42">5.0 </text:span><text:span text:style-name="T43">seconds </text:span><text:span text:style-name="T21">turns autosend on or off</text:span></text:p>
      <text:p text:style-name="P13">0F 07 00 03 01 <text:span text:style-name="T18">01</text:span> 00 00 <text:span text:style-name="T41">32</text:span> 39 06 </text:p>
      <text:p text:style-name="P13">00 04 0F 03 01 00 09 06 </text:p>
      <text:p text:style-name="P8"/>
      <text:p text:style-name="P12">00 0A 0F 04 01 00 00 00 00 <text:span text:style-name="T18">00 01 B6</text:span> B7 06<text:tab/><text:span text:style-name="T43">this is the </text:span><text:span text:style-name="T20">auto temp</text:span><text:span text:style-name="T43"> packet</text:span></text:p>
      <text:p text:style-name="P12"/>
      <text:p text:style-name="P8"/>
      <text:p text:style-name="P14">STOP 15?<text:tab/><text:span text:style-name="T43">doesn’t seem to stop auto temp update</text:span></text:p>
      <text:p text:style-name="P14"/>
      <text:p text:style-name="P29">STAT 15<text:tab/>unknown</text:p>
      <text:p text:style-name="P29">0F 03 00 02 01 0F 06</text:p>
      <text:p text:style-name="P29">00 05 0F 02 01 00 01 08 06</text:p>
      <text:p text:style-name="P29"/>
      <text:p text:style-name="P29">TMPO 15 read current temperature</text:p>
      <text:p text:style-name="P29">0F 03 00 02 10 1E 06</text:p>
      <text:p text:style-name="P29">00 07 0F 02 10 00 00 01 7C 67 06</text:p>
      <text:p text:style-name="P29"/>
      <text:p text:style-name="P35">ETMP 15 <text:s text:c="3"/>50 sets high point without setting running temp</text:p>
      <text:p text:style-name="P35">0F 06 00 03 12 00 00 0A 12 06 </text:p>
      <text:p text:style-name="P35">00 04 0F 03 12 00 1A 06 </text:p>
      <text:p text:style-name="P35"/>
      <text:p text:style-name="P35"/>
      <text:p text:style-name="P35"/>
      <text:p text:style-name="P35">00 04 0F 0E 01 02 06 06 <text:tab/>volounteered when over temp I think</text:p>
      <text:p text:style-name="P30"/>
      <text:p text:style-name="P32">Init on powerup</text:p>
      <text:p text:style-name="P32">00 04 0F 00 01 0F 05 06 </text:p>
      <text:p text:style-name="P32">0F 04 00 00 01 0F 05 06 </text:p>
      <text:p text:style-name="P32">02 0F 00 10 02 FF 02 FF FF FF FF FF FF FF FF FF FF E2 06 </text:p>
      <text:p text:style-name="P32">02 05 00 30 0D FF 0F CA 06 </text:p>
      <text:p text:style-name="P32">0D 0F 00 10 02 FF 02 FF FF FF FF FF FF FF FF FF FF ED 06 </text:p>
      <text:p text:style-name="P32">0D 05 00 30 0D FF 0F C5 06 </text:p>
      <text:p text:style-name="P32">0F 0F 00 10 02 FF 02 FF FF FF FF FF FF FF FF FF FF EF 06 </text:p>
      <text:p text:style-name="P32">0F 05 00 30 0D FF 0F C7 06 </text:p>
      <text:p text:style-name="P32">0F 09 00 00 03 00 01 00 00 00 00 04 06 </text:p>
      <text:p text:style-name="P32">00 09 0F 00 03 00 00 00 00 00 00 05 06</text:p>
      <text:p text:style-name="P32"/>
      <text:p text:style-name="P33">02 0F 00 10 02 FF 02 FF FF FF FF FF FF FF FF FF FF E2 06 </text:p>
      <text:p text:style-name="P33">02 05 00 30 0D FF 0F CA 06 <text:tab/>//<text:span text:style-name="T65">the 0F here might be packet size</text:span></text:p>
      <text:p text:style-name="P32"/>
      <text:p text:style-name="P32"/>
      <text:p text:style-name="P40">Fuzzing:</text:p>
      <text:p text:style-name="P40">0005 0F02 1100 0019 </text:p>
      <text:p text:style-name="P2">Autosampler</text:p>
      <text:p text:style-name="P1">Serial address = 0D</text:p>
      <text:p text:style-name="P1"/>
      <text:p text:style-name="P1">get status (OPTC 13) GPIB response = OPTC 13 <text:s/>1 <text:s/>2 -1 <text:s/>0 <text:s/>0</text:p>
      <text:p text:style-name="P4">0D 03 00 02 1C 10 06 </text:p>
      <text:p text:style-name="P4">00 08 0D 02 1C 00 00 00 00 00 1B 06 </text:p>
      <text:p text:style-name="P4">0D 03 00 02 1B 17 06 </text:p>
      <text:p text:style-name="P4">00 08 0D 02 1B 00 00 00 00 00 1C 06 </text:p>
      <text:p text:style-name="P4">0D 03 00 02 14 18 06 </text:p>
      <text:p text:style-name="P4">00 07 0D 02 14 00 01 02 02 1D 06</text:p>
      <text:p text:style-name="P1"/>
      <text:p text:style-name="P35">STAT 13 STAT 13# <text:s/>1 <text:s/>1 <text:s/>0</text:p>
      <text:p text:style-name="P35">0D 03 00 02 01 0D 06 </text:p>
      <text:p text:style-name="P35">00 05 0D 02 01 00 00 0B 06 </text:p>
      <text:p text:style-name="P35">0D 03 00 02 03 0F 06 </text:p>
      <text:p text:style-name="P35">00 05 0D 02 03 00 01 08 06 </text:p>
      <text:p text:style-name="P35">0D 03 00 02 04 08 06 </text:p>
      <text:p text:style-name="P35">00 05 0D 02 04 00 00 0E 06</text:p>
      <text:p text:style-name="P35"/>
      <text:p text:style-name="P1"/>
      <text:p text:style-name="P1">GPIB wash needle in injection port fast PFM3 13 11 <text:s text:c="3"/>0 <text:s text:c="3"/>0 <text:s text:c="3"/>0</text:p>
      <text:p text:style-name="P3">0D 04 00 0A 10 0B 18 06</text:p>
      <text:p text:style-name="P3">00 04 0D 0A 10 00 13 06</text:p>
      <text:p text:style-name="P3">00 03 0D 08 02 04 06<text:tab/>//<text:span text:style-name="T43">started</text:span></text:p>
      <text:p text:style-name="P3">00 03 0D 08 01 07 06<text:tab/>//<text:span text:style-name="T43">volunteers when complete</text:span></text:p>
      <text:p text:style-name="P3"/>
      <text:p text:style-name="P3">PFM3 13 12 <text:s text:c="3"/>1 <text:s text:c="2"/>10 <text:s text:c="3"/>5<text:tab/><text:span text:style-name="T43">AS pump wash?</text:span></text:p>
      <text:p text:style-name="P3">0D 0D 00 0A 10 0C 00 00 01 00 00 0A 00 00 05 18 06</text:p>
      <text:p text:style-name="P3">00 04 0D 0A 10 00 13 06</text:p>
      <text:p text:style-name="P3">00 03 0D 08 02 04 06</text:p>
      <text:p text:style-name="P3">00 03 0D 08 01 07 06</text:p>
      <text:p text:style-name="P1"/>
      <text:p text:style-name="P1">PFM3 13 12 <text:s text:c="3"/>1 <text:s text:c="2"/>10 <text:s text:c="3"/>5 unknown, <text:span text:style-name="T43">looks to start and finish something quickly</text:span></text:p>
      <text:p text:style-name="P3">0D 0D 00 0A 10 0C 00 00 01 00 00 0A 00 00 05 18 06</text:p>
      <text:p text:style-name="P3">00 04 0D 0A 10 00 13 06</text:p>
      <text:p text:style-name="P3">00 03 0D 08 02 04 06</text:p>
      <text:p text:style-name="P3">00 03 0D 08 01 07 06</text:p>
      <text:p text:style-name="P3"/>
      <text:p text:style-name="P35">STMP unknown write</text:p>
      <text:p text:style-name="P35">0D 09 00 03 1B 00 00 28 00 00 50 64 06 00 04 0D 03 1B 83 92 06</text:p>
      <text:p text:style-name="P35">PTMP unknown write</text:p>
      <text:p text:style-name="P3">0D 09 00 03 1C 00 00 28 00 00 50 63 06 00 04 0D 03 1C 83 95 06</text:p>
      <text:p text:style-name="P3"/>
      <text:p text:style-name="P29">OPTC 13</text:p>
      <text:p text:style-name="P29">0D 03 00 02 1C 10 06</text:p>
      <text:p text:style-name="P29">00 08 0D 02 1C 00 00 00 00 00 1B 06</text:p>
      <text:p text:style-name="P29">0D 03 00 02 1B 17 06</text:p>
      <text:p text:style-name="P29">00 08 0D 02 1B 00 00 00 00 00 1C 06</text:p>
      <text:p text:style-name="P29">0D 03 00 02 14 18 06</text:p>
      <text:p text:style-name="P29"><text:soft-page-break/>00 07 0D 02 14 00 01 02 02 1D 06</text:p>
      <text:p text:style-name="P1"/>
      <text:p text:style-name="P9">APR2 13 GPIB program AS </text:p>
      <text:p text:style-name="P9"><text:span text:style-name="T3">[</text:span>4150 5232 2031 33<text:span text:style-name="T3">command]</text:span>20 00<text:span text:style-name="T3">[</text:span>0A <text:span text:style-name="T3">wash strokes * 10 (maybe can do partial strokes with a fraction?)]</text:span> 00<text:span text:style-name="T12">[</text:span><text:span text:style-name="T11">1E </text:span><text:span text:style-name="T12">injection port wash strokes * 10]</text:span> 00<text:span text:style-name="T3">[</text:span>02 <text:span text:style-name="T3">needle wash speed]</text:span> 00<text:span text:style-name="T3">[</text:span>04<text:span text:style-name="T3">injection port wash speed]</text:span> 0000 0001 00<text:span text:style-name="T3">[</text:span>02 0002 <text:span text:style-name="T3">one of these is syringe volume 1=100, 2=500, 3=1000, 4=2500, 5=5000]</text:span> 00<text:span text:style-name="T3">[</text:span>04 <text:span text:style-name="T3">syringe speed]</text:span> 00<text:span text:style-name="T3">[</text:span>01 <text:span text:style-name="T3">injection method 1 = cut 2=all 3=loop]</text:span>0000 <text:span text:style-name="T3">[</text:span>0136 <text:span text:style-name="T3">cut lead volume]</text:span> 0000 <text:span text:style-name="T3">[</text:span>0140 <text:span text:style-name="T3">cut rear volume]</text:span> 0000 <text:span text:style-name="T3">[</text:span>014A <text:span text:style-name="T3">all feed volume]</text:span> 0000 <text:span text:style-name="T3">[</text:span>015E <text:span text:style-name="T3">loop waste volume]</text:span> 00<text:span text:style-name="T3">[</text:span>01 <text:span text:style-name="T3">needle down speed 1 = slow 2 = fast] (note: it looks like loop injection volume is handled by the injection itself)</text:span></text:p>
      <text:p text:style-name="P9"/>
      <text:p text:style-name="P11">4150 5232 2031 3320 </text:p>
      <text:p text:style-name="P21">000A <text:span text:style-name="T29">wash strokes</text:span></text:p>
      <text:p text:style-name="P22">000A <text:s/><text:span text:style-name="T29">injection port wash strokes</text:span></text:p>
      <text:p text:style-name="P23">0005 <text:span text:style-name="T29">needle wash speed</text:span></text:p>
      <text:p text:style-name="P24">0005 <text:span text:style-name="T29">injection wash speed</text:span></text:p>
      <text:p text:style-name="P11">0000 <text:span text:style-name="T34">0001 </text:span><text:span text:style-name="T35">unknown</text:span></text:p>
      <text:p text:style-name="P25">0002 0002 <text:span text:style-name="T29">one of these is needle volume</text:span></text:p>
      <text:p text:style-name="P26">0003 <text:span text:style-name="T29">syringe speed</text:span></text:p>
      <text:p text:style-name="P27">0002 <text:span text:style-name="T29">injection method</text:span></text:p>
      <text:p text:style-name="P11">0000 <text:span text:style-name="T23">0136 </text:span><text:span text:style-name="T24">cut lead volume</text:span></text:p>
      <text:p text:style-name="P11">0000 <text:span text:style-name="T39">0140 </text:span><text:span text:style-name="T40">cut rear volume</text:span></text:p>
      <text:p text:style-name="P11">0000 <text:span text:style-name="T18">014A </text:span><text:span text:style-name="T19">all feed volume</text:span></text:p>
      <text:p text:style-name="P28">0000 015E <text:span text:style-name="T29">loop waste volume</text:span></text:p>
      <text:p text:style-name="P11">00 <text:span text:style-name="T29">unknown</text:span></text:p>
      <text:p text:style-name="P21">01 <text:span text:style-name="T29">needle down speed</text:span></text:p>
      <text:p text:style-name="P8"/>
      <text:p text:style-name="P11">0D 0C 00 03 13 <text:span text:style-name="T28">00 00 0A</text:span> <text:span text:style-name="T30">00 00 0A</text:span> <text:span text:style-name="T31">05</text:span> <text:span text:style-name="T33">05</text:span> 00 11 06 </text:p>
      <text:p text:style-name="P11">00 04 0D 03 13 00 19 06 </text:p>
      <text:p text:style-name="P11">0D 06 00 03 14 <text:span text:style-name="T34">01</text:span> <text:span text:style-name="T36">02 02</text:span> 1D 06<text:tab/>//<text:span text:style-name="T63">the 01 here is likely the rack code 1..16</text:span></text:p>
      <text:p text:style-name="P11">00 04 0D 03 14 00 1E 06</text:p>
      <text:p text:style-name="P11">0D 04 00 03 16 <text:span text:style-name="T18">03</text:span> 1F 06</text:p>
      <text:p text:style-name="P11">00 04 0D 03 16 00 1C 06</text:p>
      <text:p text:style-name="P11">0D 0F 00 13 15 <text:span text:style-name="T37">02</text:span> <text:span text:style-name="T23">00 01 36</text:span> <text:span text:style-name="T39">00 01 40</text:span> <text:span text:style-name="T18">00 01 4A</text:span> <text:span text:style-name="T41">00 01</text:span> 3A 06</text:p>
      <text:p text:style-name="P11">0D 03 00 30 <text:span text:style-name="T41">5E</text:span> 60 06</text:p>
      <text:p text:style-name="P11">00 04 0D 03 15 00 1F 06</text:p>
      <text:p text:style-name="P11">0D 04 00 03 17 <text:span text:style-name="T28">01</text:span> 1C 06<text:tab/>//<text:span text:style-name="T64">this 01 is likely the pattern 1..16. 1 is row by row 2 is col by col</text:span></text:p>
      <text:p text:style-name="P11">00 04 0D 03 17 00 1D 06 </text:p>
      <text:p text:style-name="P8"/>
      <text:p text:style-name="P8"/>
      <text:p text:style-name="P8"/>
      <text:p text:style-name="P8">MNTE <text:s/>13 is some kind of status maybe? <text:span text:style-name="T3">Counts up… </text:span><text:span text:style-name="T63">seems to be writing to the pump?</text:span></text:p>
      <text:p text:style-name="P11">02 04 00 07 13 01 13 06</text:p>
      <text:p text:style-name="P11">00 0C 02 07 13 00 01 01 00 01 5F 01 1D 03 5B 06</text:p>
      <text:p text:style-name="P11"/>
      <text:p text:style-name="P32">MNTE 13 again &lt;GPIB return&gt; 4D4E 5445 2031 3301 2039 3338 3820 0000 0000 0001 1D03 2039 3338 3820 0000 0000 0001 1D03 2039 3338 3820 0000 0000 0001 1D03 2039 3338 3820 0000 0000 0001 1D03 2020 2020 3020 0000 0000 0000 0000 2020 2020 3020 0000 0000 0000 0000 0D3C </text:p>
      <text:p text:style-name="P32"/>
      <text:p text:style-name="P34"><text:soft-page-break/>0D 04 00 07 10 01 1F 06</text:p>
      <text:p text:style-name="P34">00 0B 0D 07 10 00 01 00 24 AC 01 1D 03 87 06</text:p>
      <text:p text:style-name="P34">0D 04 00 07 10 02 1C 06</text:p>
      <text:p text:style-name="P34">00 0B 0D 07 10 00 02 00 24 AC 01 1D 03 84 06</text:p>
      <text:p text:style-name="P34">0D 04 00 07 10 03 1D 06</text:p>
      <text:p text:style-name="P34">00 0B 0D 07 10 00 03 00 24 AC 01 1D 03 85 06</text:p>
      <text:p text:style-name="P34">0D 04 00 07 10 04 1A 06</text:p>
      <text:p text:style-name="P34">00 0B 0D 07 10 00 04 00 24 AC 01 1D 03 82 06 </text:p>
      <text:p text:style-name="P11"/>
      <text:p text:style-name="P8"/>
      <text:p text:style-name="P8">IJCK <text:s/>13 possible injection command, call multiple times and eventually is is IJCK 13 <text:s text:c="2"/>0 <text:s/>0</text:p>
      <text:p text:style-name="P12">0D 03 00 02 1D 11 06</text:p>
      <text:p text:style-name="P12">00 06 0D 02 1D 00 00 00 14 06</text:p>
      <text:p text:style-name="P8"/>
      <text:p text:style-name="P8">SMPL 13 534D 504C 2031 33<text:span text:style-name="T3">[</text:span>20 2020 3532 <text:span text:style-name="T3">location]</text:span> <text:span text:style-name="T3">[</text:span>2020 2020 322E 33 <text:span text:style-name="T3">volume][</text:span>20 2020 2020 31 <text:span text:style-name="T3">repeats?]</text:span></text:p>
      <text:p text:style-name="P11">534D 504C 2031 3320 <text:span text:style-name="T29">command</text:span></text:p>
      <text:p text:style-name="P21">2020 3531 <text:span text:style-name="T29">location</text:span></text:p>
      <text:p text:style-name="P26">2020 2020 312E 32 <text:span text:style-name="T29">injection volume?</text:span></text:p>
      <text:p text:style-name="P11">20 2020 2020 31</text:p>
      <text:p text:style-name="P11">0D 0C 00 03 10 <text:span text:style-name="T28">00 00 33</text:span> <text:span text:style-name="T18">00 00 0C</text:span> 00 00 0A 27 06</text:p>
      <text:p text:style-name="P11">00 04 0D 03 10 00 1A 06</text:p>
      <text:p text:style-name="P8"/>
      <text:p text:style-name="P42">Might be volounteered on missing sample:</text:p>
      <text:p text:style-name="P42">00 03 0D 01 02 0D</text:p>
      <text:p text:style-name="P42"/>
      <text:p text:style-name="P43">Called just before sample valve switched over</text:p>
      <text:p text:style-name="P43">00 04 0D 01 01 02 0B</text:p>
      <text:p text:style-name="P14"/>
      <text:p text:style-name="P14">MODE 13 <text:s/><text:span text:style-name="T43">1</text:span>? <text:span text:style-name="T3">called once. </text:span><text:span text:style-name="T63">Set to auto maybe? If so, check pump too on same command</text:span></text:p>
      <text:p text:style-name="P16">0D 04 00 03 03 01 08 06</text:p>
      <text:p text:style-name="P16">00 04 0D 03 03 00 09 06</text:p>
      <text:p text:style-name="P14"/>
      <text:p text:style-name="P14">STAT 13</text:p>
      <text:p text:style-name="P29">returns STAT 13# <text:s/>1 <text:s/>1 <text:s/>0</text:p>
      <text:p text:style-name="P16">0D 03 00 02 01 0D 06</text:p>
      <text:p text:style-name="P16">00 05 0D 02 01 00 00 0B 06 </text:p>
      <text:p text:style-name="P16">0D 03 00 02 03 0F 06</text:p>
      <text:p text:style-name="P16">00 05 0D 02 03 00 01 08 06</text:p>
      <text:p text:style-name="P16">0D 03 00 02 04 08 06</text:p>
      <text:p text:style-name="P16">00 05 0D 02 04 00 00 0E 06</text:p>
      <text:p text:style-name="P16"/>
      <text:p text:style-name="P29">APR2 13 4150 5232 2031 3320 000A 000A 0005 0005 0000 0001 0002 0002 0003 0002 0000 0136 0000 0140 0000 014A 0000 015E 0001 </text:p>
      <text:p text:style-name="P31">0D 0C 00 03 13 00 00 0A 00 00 0A 05 05 00 11 06 </text:p>
      <text:p text:style-name="P31">00 04 0D 03 13 00 19 06 </text:p>
      <text:p text:style-name="P31">0D 06 00 03 14 01 02 02 1D 06 </text:p>
      <text:p text:style-name="P31">00 04 0D 03 14 00 1E 06 </text:p>
      <text:p text:style-name="P31">0D 04 00 03 16 03 1F 06 00 04 0D 03 16 00 1C 06 </text:p>
      <text:p text:style-name="P31"><text:soft-page-break/>0D 0F 00 13 15 02 00 01 36 00 01 40 00 01 4A 00 01 3A 06 </text:p>
      <text:p text:style-name="P31">0D 03 00 30 5E 60 06 </text:p>
      <text:p text:style-name="P31">00 04 0D 03 15 00 1F 06 </text:p>
      <text:p text:style-name="P31">0D 04 00 03 17 01 1C 06 </text:p>
      <text:p text:style-name="P31">00 04 0D 03 17 00 1D 06 </text:p>
      <text:p text:style-name="P29"/>
      <text:p text:style-name="P32">Init on power-up</text:p>
      <text:p text:style-name="P32">00 04 0D 00 01 0D 05 06 </text:p>
      <text:p text:style-name="P32">0D 04 00 00 01 0D 05 06 </text:p>
      <text:p text:style-name="P32">02 0F 00 10 02 FF 02 FF FF FF FF FF FF FF FF FF FF E2 06 </text:p>
      <text:p text:style-name="P32">02 05 00 30 0D FF 0F CA 06 </text:p>
      <text:p text:style-name="P32">0D 0F 00 10 02 FF 02 FF FF FF FF FF FF FF FF FF FF ED 06 </text:p>
      <text:p text:style-name="P32">0D 05 00 30 0D FF 0F C5 06 </text:p>
      <text:p text:style-name="P32">0F 0F 00 10 02 FF 02 FF FF FF FF FF FF FF FF FF FF EF 06 </text:p>
      <text:p text:style-name="P32">0F 05 00 30 0D FF 0F C7 06 </text:p>
      <text:p text:style-name="P32">0D 09 00 00 03 00 01 00 00 00 00 06 06 </text:p>
      <text:p text:style-name="P32">00 09 0D 00 03 00 01 00 00 00 05 03 06 </text:p>
      <text:p text:style-name="P32">00 03 0D 08 01 07 06</text:p>
      <text:p text:style-name="P15">GRCK 13 <text:span text:style-name="T3">(get rack paramaters)</text:span><text:tab/>4752 434B 2031 3300 <text:span text:style-name="T3">[</text:span><text:span text:style-name="T9">2020 31</text:span> <text:span text:style-name="T3">pattern or operation pattern]</text:span>20 <text:span text:style-name="T3">[</text:span><text:span text:style-name="T44">3030 3235 2E30 </text:span><text:span text:style-name="T45">X1mm</text:span><text:span text:style-name="T3">]</text:span> 20<text:span text:style-name="T3">[</text:span><text:span text:style-name="T26">30 3134 372E 30 </text:span><text:span text:style-name="T27">X2mm</text:span><text:span text:style-name="T3">]</text:span>20 <text:span text:style-name="T3">[</text:span><text:span text:style-name="T46">3130 </text:span><text:span text:style-name="T47">number of vials in X</text:span><text:span text:style-name="T3">]</text:span> 20<text:span text:style-name="T3">[</text:span><text:span text:style-name="T49">30 3030 302E 30 </text:span><text:span text:style-name="T50">Y1mm</text:span><text:span text:style-name="T3">]</text:span>20 <text:span text:style-name="T3">[</text:span><text:span text:style-name="T15">3031 3437 2E30 </text:span><text:span text:style-name="T16">Y2mm</text:span><text:span text:style-name="T3">]</text:span> 20<text:span text:style-name="T3">[</text:span><text:span text:style-name="T52">31 32 </text:span><text:span text:style-name="T53">vials in y</text:span><text:span text:style-name="T3">]</text:span>20 <text:span text:style-name="T3">[</text:span><text:span text:style-name="T54">3030 3431 2E30 20 </text:span><text:span text:style-name="T55">Z height</text:span><text:span text:style-name="T3">][</text:span><text:span text:style-name="T9">20 31</text:span> <text:span text:style-name="T3">pattern or operation pattern]</text:span>20 <text:span text:style-name="T3">[</text:span><text:span text:style-name="T56">2030 </text:span><text:span text:style-name="T57">possible operation pattern</text:span><text:span text:style-name="T3">]</text:span></text:p>
      <text:p text:style-name="P14"/>
      <text:p text:style-name="P16">0D 03 00 02 11 1D 06</text:p>
      <text:p text:style-name="P16">00 07 0D 02 11 00 00 00 01 18 06</text:p>
      <text:p text:style-name="P16">0D 06 00 02 18 00 00 01 10 06</text:p>
      <text:p text:style-name="P16">00 0F 0D 12 18 00 <text:span text:style-name="T9">00 00 01</text:span> <text:span text:style-name="T44">00 00 FA</text:span> <text:span text:style-name="T26">00 05 BE</text:span> <text:span text:style-name="T46">00 00</text:span> 48 06</text:p>
      <text:p text:style-name="P16">00 0F 0D 20 <text:span text:style-name="T46">0A</text:span> <text:span text:style-name="T49">00 00 00</text:span> <text:span text:style-name="T15">00 05 BE</text:span> <text:span text:style-name="T52">00 00 0C</text:span> <text:span text:style-name="T54">00 01 9A</text:span> 04 06</text:p>
      <text:p text:style-name="P16">00 03 0D 31 <text:span text:style-name="T56">01</text:span> 3E 06 </text:p>
      <text:p text:style-name="P14"/>
      <text:p text:style-name="P14"/>
      <text:p text:style-name="P35">RACK 13 might set the properties</text:p>
      <text:p text:style-name="P35"/>
      <text:p text:style-name="P2">DAD</text:p>
      <text:p text:style-name="P1"/>
      <text:p text:style-name="P1">TIMP <text:s/>0 <text:s text:c="4"/>0.0 <text:s text:c="4"/>3.0<text:tab/>//<text:span text:style-name="T13">sets the start and end time for the DAD in minutes</text:span></text:p>
      <text:p text:style-name="P17">WTBL <text:s/>0 <text:s/>0 <text:s/>3<text:tab/><text:tab/>//indicates how many entries exist in table 3, this returns with 68, <text:span text:style-name="T61">forces you to call entire table if used</text:span></text:p>
      <text:p text:style-name="P17">WTBL <text:s/>0 <text:s/>0 <text:s/>0<text:tab/><text:tab/><text:span text:style-name="T61">498 entries</text:span></text:p>
      <text:p text:style-name="P18">WTBL <text:s/>0 <text:s/>0 <text:s/><text:span text:style-name="T61">4</text:span><text:tab/><text:tab/><text:span text:style-name="T61">35 entries</text:span></text:p>
      <text:p text:style-name="P17">WTBL <text:s/>0 <text:s/>1 <text:s/>3<text:tab/><text:tab/>//starts returning table 3 10 entries at a time with every call</text:p>
      <text:p text:style-name="P17">WTBL <text:s/>0 <text:s/>2 <text:s/>3<text:tab/><text:tab/>//might set table 3 as the active table?</text:p>
      <text:p text:style-name="P17">WLRG <text:s/>0 <text:s text:c="2"/>0 <text:s/>58<text:tab/>sets range of data from range 0 to range 58 from the above table?</text:p>
      <text:p text:style-name="P17">TITV <text:s/>0 32 <text:s/>20<text:tab/>sets spectra update rate to 3200ms, 100ms might be fastest possible</text:p>
      <text:p text:style-name="P17">SPCT <text:s/>0<text:tab/><text:tab/>volounteered at interval</text:p>
      <text:p text:style-name="P17">RESP <text:s/>0 <text:s/>0<text:tab/><text:tab/>called after SPCT is received</text:p>
      <text:p text:style-name="P17">ERCL <text:s/>0<text:tab/><text:tab/>clear errors maybe?</text:p>
      <text:p text:style-name="P17">IQEX <text:s/>0<text:tab/><text:tab/>//check to see if DAD is busy, returns 1 if busy and 0 if not busy</text:p>
      <text:p text:style-name="P17">?DAWL <text:s/>0 <text:s/>45<text:tab/><text:tab/>??? seems like it is related to bandwidth</text:p>
      <text:p text:style-name="P17">BNDP <text:s/>0 2<text:tab/><text:tab/>bandwidth 2=4, 3=8, 1=2 0=1nm, 4=16</text:p>
      <text:p text:style-name="P17">SLIT <text:s/>0 <text:s/>3<text:tab/><text:tab/>set slit to 0=1, 1=2, 2=4, 3=8, 4=16</text:p>
      <text:p text:style-name="P17">OLMP <text:s/>0 <text:s/>1 <text:s/>1<text:tab/><text:tab/><text:span text:style-name="T14">the second 1 is to turn the DAD lamp on. 0 for off</text:span></text:p>
      <text:p text:style-name="P44">ISLT <text:s/>0<text:tab/><text:tab/>called before the SLIT command</text:p>
      <text:p text:style-name="P44">DAWL <text:s/>0 22<text:tab/><text:tab/>unknoqn, called after wave table</text:p>
      <text:p text:style-name="P44">CZRO <text:s/>0<text:tab/><text:tab/>unknown</text:p>
      <text:p text:style-name="P44">DTYP <text:s/>0 <text:s/>1 <text:s/>1 <text:s/>1</text:p>
      <text:p text:style-name="P44">DTYP <text:s/>0 <text:s/>1 <text:s/>2 <text:s/>1</text:p>
      <text:p text:style-name="P44">DTYP <text:s/>0 <text:s/>1 <text:s/>3 <text:s/>2</text:p>
      <text:p text:style-name="P44">DTYP <text:s/>0 <text:s/>2 <text:s/>1 <text:s/>2</text:p>
      <text:p text:style-name="P44">DTYP <text:s/>0 <text:s/>2 <text:s/>2 <text:s/>2</text:p>
      <text:p text:style-name="P17">TITV <text:s/>0 16 <text:s/>20</text:p>
      <text:p text:style-name="P17"/>
      <text:p text:style-name="P17">SEND <text:s/>0 <text:s/>0 <text:s/>1 <text:s/>0</text:p>
      <text:p text:style-name="P17">SEND <text:s/>0 <text:s/>0 <text:s/>3 <text:s/>0</text:p>
      <text:p text:style-name="P17">SEND <text:s/>0 <text:s/>0 <text:s/>3 <text:s/>0</text:p>
      <text:p text:style-name="P17">SEND <text:s/>0 <text:s/>0 <text:s/>2 <text:s/>1</text:p>
      <text:p text:style-name="P17">SEND <text:s/>0 <text:s/>0 <text:s/>1 <text:s/>1<text:tab/><text:span text:style-name="T66">sent before SPCT in calibration</text:span></text:p>
      <text:p text:style-name="P17">SEND <text:s/>0 <text:s/>0 <text:s/>3 <text:s/>1</text:p>
      <text:p text:style-name="P17">SEND <text:s/>0 <text:s/>0 <text:s/>1 <text:s/>0</text:p>
      <text:p text:style-name="P17">SEND <text:s/>0 <text:s/>0 <text:s/>2 <text:s/>0</text:p>
      <text:p text:style-name="P17"/>
      <text:p text:style-name="P17">SSPC <text:s/>0 <text:s/>1<text:tab/><text:tab/><text:span text:style-name="T66">gets spectra?, takes 5 seconds to respond</text:span></text:p>
      <text:p text:style-name="P17"/>
      <text:p text:style-name="P17"/>
      <text:p text:style-name="P35">AZDT <text:s/>0<text:tab/>Manually get current spectra!</text:p>
      <text:p text:style-name="P35">415A 4454 2020 3020 0000 0000 0008 0001 this contains data for the output</text:p>
      <text:p text:style-name="P35"/>
      <text:p text:style-name="P35">SINF <text:s/>0<text:tab/><text:span text:style-name="T70">get detector info... Scan INFo?</text:span></text:p>
      <text:p text:style-name="P35">SINF <text:s/>0 <text:s/><text:span text:style-name="T4">0</text:span> <text:s/><text:span text:style-name="T37">3</text:span> <text:s/><text:span text:style-name="T72">13</text:span> <text:s/><text:span text:style-name="T74">18</text:span> <text:s/><text:span text:style-name="T76">4</text:span> <text:s text:c="5"/>0 <text:s text:c="5"/>0 <text:s/><text:span text:style-name="T6">Unknown</text:span><text:span text:style-name="T70"> </text:span><text:span text:style-name="T38">WTBL</text:span><text:span text:style-name="T70"> </text:span><text:span text:style-name="T73">WLRG start</text:span><text:span text:style-name="T70"> </text:span><text:span text:style-name="T75">WLRG end</text:span><text:span text:style-name="T70"> </text:span><text:span text:style-name="T77">BNDP</text:span></text:p>
      <text:p text:style-name="P35"/>
      <text:p text:style-name="P35">GLMP <text:s/>0</text:p>
      <text:p text:style-name="P35">GLMP <text:s/>0 <text:s/>4 <text:s/>0</text:p>
      <text:p text:style-name="P35"><text:soft-page-break/></text:p>
      <text:p text:style-name="P35">IERR <text:s/>0 get current errors</text:p>
      <text:p text:style-name="P35">IERR <text:s/>0 <text:s/>0 <text:s/>0 <text:s/><text:span text:style-name="T9">1</text:span> <text:s/>0 <text:s/>0 <text:s/>0 <text:s/>0 <text:s/>0<text:tab/><text:tab/><text:span text:style-name="T9">lamp failure</text:span></text:p>
      <text:p text:style-name="P35"/>
      <text:p text:style-name="P35">IDNO<text:tab/><text:tab/>serial number?</text:p>
      <text:p text:style-name="P35">IDNO <text:s/>0 <text:s/>0605030 03 <text:s/>8104853 01</text:p>
      <text:p text:style-name="P35"/>
      <text:p text:style-name="P35">LLOG <text:s/>0 <text:s/>0 <text:s/>//<text:span text:style-name="T67">D2 lamp change date</text:span></text:p>
      <text:p text:style-name="P35">LLOG <text:s/>0 <text:s/><text:span text:style-name="T67">1 //Hg lamp change date</text:span></text:p>
      <text:p text:style-name="P37">BPOS <text:s/>0 <text:s/>0 <text:s/>//<text:span text:style-name="T67">WL adjustment date</text:span></text:p>
      <text:p text:style-name="P37">LDAT <text:s/>0 <text:s/>0 04 01 2017 <text:s text:c="4"/>0 <text:s text:c="4"/>0 <text:s/>//<text:span text:style-name="T67">set D2 lamp change date</text:span></text:p>
      <text:p text:style-name="P37">LDAT <text:s/>0 <text:s/>1 01 01 2000 <text:s text:c="4"/>0 <text:s text:c="4"/>0<text:tab/>//<text:span text:style-name="T67">set Hg lamp change date</text:span></text:p>
      <text:p text:style-name="P35"/>
      <text:p text:style-name="P35"/>
      <text:p text:style-name="P35"/>
      <text:p text:style-name="P45">Calibration:</text:p>
      <text:p text:style-name="P46">SEND <text:s/>0 <text:s/>0 <text:s/>2 <text:s/>0</text:p>
      <text:p text:style-name="P46">SEND <text:s/>0 <text:s/>0 <text:s/>3 <text:s/>0</text:p>
      <text:p text:style-name="P46">SEND <text:s/>0 <text:s/>0 <text:s/>1 <text:s/>0</text:p>
      <text:p text:style-name="P46">ISLT <text:s/>0</text:p>
      <text:p text:style-name="P46">BNDP <text:s/>0 <text:s/>0</text:p>
      <text:p text:style-name="P46">WLRG <text:s/>0 <text:s/>0 497</text:p>
      <text:p text:style-name="P46">TITV <text:s/>0 16 <text:s/>20</text:p>
      <text:p text:style-name="P46">TIMP <text:s/>0 <text:s text:c="6"/>0 <text:s text:c="5"/>50</text:p>
      <text:p text:style-name="P46">CALB <text:s/>0 <text:s/>1 //wait until not busy<text:tab/><text:span text:style-name="T69">possibly turn on Hg lamp?</text:span></text:p>
      <text:p text:style-name="P46">DMOD <text:s/>0 <text:s/>1 <text:s/>0 <text:s/>1 <text:s/>1</text:p>
      <text:p text:style-name="P46">BPOS <text:s/>0 <text:s/>0</text:p>
      <text:p text:style-name="P46">SEND <text:s/>0 <text:s/>0 <text:s/>1 <text:s/>0</text:p>
      <text:p text:style-name="P46">SLIT <text:s/>0 <text:s/>0 //wait until not busy</text:p>
      <text:p text:style-name="P46">SEND <text:s/>0 <text:s/>0 <text:s/>1 <text:s/>1</text:p>
      <text:p text:style-name="P46">SSPC <text:s/>0 <text:s/>1</text:p>
      <text:p text:style-name="P46">RESP <text:s/>0 <text:s/>0</text:p>
      <text:p text:style-name="P46">SSPC <text:s/>0 <text:s/>0</text:p>
      <text:p text:style-name="P46">RESP <text:s/>0 <text:s/>0</text:p>
      <text:p text:style-name="P46">SEND <text:s/>0 <text:s/>0 <text:s/>1 <text:s/>0</text:p>
      <text:p text:style-name="P46">SLIT <text:s/>0 <text:s/>1 //wait until not busy</text:p>
      <text:p text:style-name="P46">SEND <text:s/>0 <text:s/>0 <text:s/>1 <text:s/>1</text:p>
      <text:p text:style-name="P46">SSPC <text:s/>0 <text:s/>1</text:p>
      <text:p text:style-name="P46">RESP <text:s/>0 <text:s/>0</text:p>
      <text:p text:style-name="P46">SSPC <text:s/>0 <text:s/>0</text:p>
      <text:p text:style-name="P46">RESP <text:s/>0 <text:s/>0</text:p>
      <text:p text:style-name="P46">SEND <text:s/>0 <text:s/>0 <text:s/>1 <text:s/>0</text:p>
      <text:p text:style-name="P46">SLIT <text:s/>0 <text:s/>2 //wait until not busy</text:p>
      <text:p text:style-name="P46">SEND <text:s/>0 <text:s/>0 <text:s/>1 <text:s/>1</text:p>
      <text:p text:style-name="P46">SSPC <text:s/>0 <text:s/>1</text:p>
      <text:p text:style-name="P46">RESP <text:s/>0 <text:s/>0</text:p>
      <text:p text:style-name="P46">SSPC <text:s/>0 <text:s/>0</text:p>
      <text:p text:style-name="P46">SLIT <text:s/>0 <text:s/>3 //wait</text:p>
      <text:p text:style-name="P46">SEND <text:s/>0 <text:s/>0 <text:s/>1 <text:s/>1</text:p>
      <text:p text:style-name="P46"><text:soft-page-break/>SSPC <text:s/>0 <text:s/>1</text:p>
      <text:p text:style-name="P46">RESP <text:s/>0 <text:s/>0</text:p>
      <text:p text:style-name="P46">SSPC <text:s/>0 <text:s/>0</text:p>
      <text:p text:style-name="P46">RESP <text:s/>0 <text:s/>0</text:p>
      <text:p text:style-name="P46">SEND <text:s/>0 <text:s/>0 <text:s/>1 <text:s/>0</text:p>
      <text:p text:style-name="P46">SLIT <text:s/>0 <text:s/>4 //wait</text:p>
      <text:p text:style-name="P46">SEND <text:s/>0 <text:s/>0 <text:s/>1 <text:s/>1</text:p>
      <text:p text:style-name="P46">SSPC <text:s/>0 <text:s/>1</text:p>
      <text:p text:style-name="P46">RESP <text:s/>0 <text:s/>0</text:p>
      <text:p text:style-name="P46">SSPC <text:s/>0 <text:s/>0</text:p>
      <text:p text:style-name="P46">RESP <text:s/>0 <text:s/>0</text:p>
      <text:p text:style-name="P46">SEND <text:s/>0 <text:s/>0 <text:s/>1 <text:s/>0</text:p>
      <text:p text:style-name="P46">CAED <text:s/>0 //wait<text:tab/><text:span text:style-name="T69">possibly turn off Hg lamp?</text:span></text:p>
      <text:p text:style-name="P46">SLIT <text:s/>0 <text:s/>3 //wait</text:p>
      <text:p text:style-name="P46">DMOD <text:s/>0 <text:s/>0 <text:s/>0 <text:s/>1 <text:s/>1</text:p>
      <text:p text:style-name="P46">ZERO <text:s/>0</text:p>
      <text:p text:style-name="P46">BPST <text:s/>0 <text:s/>1 11 10 10 10 10 06 26 2024<text:tab/>//<text:span text:style-name="T67">sets calibration date </text:span><text:span text:style-name="T69">and calibration</text:span></text:p>
      <text:p text:style-name="P47">for 2537nm BPST <text:s/>0 <text:s/>1 10 <text:s/>9 10 10 10 06 26 2024 10 is a WL adjustment of 0. 9 is -1 and 11 is +1</text:p>
      <text:p text:style-name="P46">//<text:span text:style-name="T67">for 435nm BPST <text:s/>0 <text:s/>1 11 10 11 10 10 06 26 2024 </text:span><text:span text:style-name="T68">the 5 numbers relate to the slit</text:span></text:p>
      <text:p text:style-name="P46">//<text:span text:style-name="T67">for 365nm BPST <text:s/>0 <text:s/>1 11 10 10 10 10 06 26 2024</text:span></text:p>
      <text:p text:style-name="P46"/>
      <text:p text:style-name="P48">BPOS <text:s/>0 <text:s/>x <text:s/>// read the adjustment for slit x=0-4</text:p>
      <text:p text:style-name="P46"/>
      <text:p text:style-name="P35"/>
      <text:p text:style-name="P35"/>
      <text:p text:style-name="P47">IQEX responses:</text:p>
      <text:p text:style-name="P47">0 = not busy</text:p>
      <text:p text:style-name="P47">1 = autozeroing</text:p>
      <text:p text:style-name="P47">2 = slit moving</text:p>
      <text:p text:style-name="P47">3</text:p>
      <text:p text:style-name="P47">4 = CAED calibration</text:p>
      <text:p text:style-name="P47">5 = calibration</text:p>
      <text:p text:style-name="P47">6</text:p>
      <text:p text:style-name="P47">7</text:p>
      <text:p text:style-name="P47">8 = DMOD command</text:p>
      <text:p text:style-name="P47"/>
      <text:p text:style-name="P49">Spectra with WLRG = 0, 1<text:tab/><text:span text:style-name="T18">How many tripple 3 bytes are in the message in hex</text:span></text:p>
      <text:p text:style-name="P49">b'\x00\x00\x00\x00<text:span text:style-name="T18">\x02</text:span>\x00\x01\x00<text:span text:style-name="T71">\x00\x00\x00\x00\x00\x00</text:span>'</text:p>
      <text:p text:style-name="P49"/>
      <text:p text:style-name="P49">Spectra with WLRG = 1, 3</text:p>
      <text:p text:style-name="P49">b'\x00\x00\x00\x00\x03\x00\x01\x00\x00\x00\x00\x00\x00\x00\x00\x00\x00'</text:p>
      <text:p text:style-name="P49"/>
      <text:p text:style-name="P49">Spectra with WLRG = 5, 20, BW=2 (not working yet)</text:p>
      <text:p text:style-name="P49">b'\x00\x00\x00\x00\x10\x00\x01\x00\x00\x00\x00\x00\x00\x00\x00\x00\x00\x00\x00\x00\x00\x00\x00\x00\x00\x00\x00\x00\x00\x00\x00\x00\x00\x00\x00\x00\x00\x00\x00\x00\x00\x00\x00\x00\x00\x00\x00\x00\x00\x00\x00\x00\x00\x00\x00\x00'</text:p>
      <text:p text:style-name="P49"/>
      <text:p text:style-name="P49">Spectra with WLRG = 10, 11</text:p>
      <text:p text:style-name="P49">b'\x00\x00\x00\x00\x02\x00\x01\x00\x00\x00\x00\x00\x00\x00'</text:p>
      <text:p text:style-name="P50"/>
      <text:p text:style-name="P49">None of the following did anything noticible even with either just the address of __0, however, setting the wavetable stopped working a bit for some reason.</text:p>
      <text:p text:style-name="P49">SPLS</text:p>
      <text:p text:style-name="P49">WLED</text:p>
      <text:p text:style-name="P49">FLSB</text:p>
      <text:p text:style-name="P49">GSET</text:p>
      <text:p text:style-name="P49">WLCK</text:p>
      <text:p text:style-name="P49">DAWL</text:p>
      <text:p text:style-name="P49">DINP</text:p>
      <text:p text:style-name="P49">DOUT</text:p>
      <text:p text:style-name="P49">SPRQ</text:p>
      <text:p text:style-name="P49">STPS</text:p>
      <text:p text:style-name="P49">STRS</text:p>
      <text:p text:style-name="P49">SINJ</text:p>
      <text:p text:style-name="P49"/>
      <text:p text:style-name="P51">Auto output</text:p>
      <text:p text:style-name="P51">TIMP <text:s/>0 <text:s text:c="4"/>0.0 <text:s text:c="2"/>600.0</text:p>
      <text:p text:style-name="P51">TITV <text:s/>0 16 <text:s/>20</text:p>
      <text:p text:style-name="P51">SEND <text:s/>0 <text:s/>0 <text:s/>3 <text:s/>0</text:p>
      <text:p text:style-name="P51">CZRO <text:s/>0</text:p>
      <text:p text:style-name="P51">GLMP <text:s/>0</text:p>
      <text:p text:style-name="P51">SEND <text:s/>0 <text:s/>0 <text:s/>2 <text:s/>1</text:p>
      <text:p text:style-name="P51">ERCL <text:s/>0<text:tab/>// <text:span text:style-name="T78">clear errors?</text:span></text:p>
      <text:p text:style-name="P51">STRS <text:s/>0<text:tab/>// <text:span text:style-name="T78">start spectra acquitsition?</text:span></text:p>
      <text:p text:style-name="P51">SEND <text:s/>0 <text:s/>0 <text:s/>1 <text:s/>1</text:p>
      <text:p text:style-name="P51">SEND <text:s/>0 <text:s/>0 <text:s/>3 <text:s/>1</text:p>
      <text:p text:style-name="P49">//<text:span text:style-name="T78">starts sending spectra here</text:span></text:p>
      <text:p text:style-name="P49"/>
      <text:p text:style-name="P49">SPRQ <text:s/>0 <text:s/>1 //<text:span text:style-name="T78">stop spectra acquisition?</text:span></text:p>
      <text:p text:style-name="P54">Detector array physical things:</text:p>
      <text:p text:style-name="P55"/>
      <text:p text:style-name="P55">pin 1 (far inside of unit) = intensity to 10V, resets every 25ms. Seems to start from the side of chip toward the light, each pixel is on/off for 22ms</text:p>
      <text:p text:style-name="P55">2 GND</text:p>
      <text:p text:style-name="P55">3 -12V</text:p>
      <text:p text:style-name="P55">4 GND</text:p>
      <text:p text:style-name="P55">5 +12V</text:p>
      <text:p text:style-name="P55">6 <text:tab/>unknown, was showing 0V</text:p>
      <text:p text:style-name="P55">7 GND</text:p>
      <text:p text:style-name="P55">8 286 kHz square wave, each pixel is 3 clock pulses with another 3 pulses in the blank period</text:p>
      <text:p text:style-name="P55">9 GND</text:p>
      <text:p text:style-name="P55">10 5v that pulses to 0V for 14us every every 42us, new pixel starts on falling edge, should be read on rising edge</text:p>
      <text:p text:style-name="P55">11 GND</text:p>
      <text:p text:style-name="P55">12 5v that pulses to 0V for 21us every every 25ms, the one pixel long pulse indicates the end of what the sensor is able to read. Discard rest of data? Not seeing a start pulse though</text:p>
      <text:p text:style-name="P55">13 GND</text:p>
      <text:p text:style-name="P55">14 5V supply</text:p>
      <text:p text:style-name="P55">15 GND</text:p>
      <text:p text:style-name="P55"/>
      <text:p text:style-name="P55"><text:s/>IC8 VHC, 244, 9 21</text:p>
      <text:p text:style-name="P55"><text:s/>IC1 PALCE16V8, Z-25SC, 9930DEA</text:p>
      <text:p text:style-name="P55"><text:s/>IC2 same as IC8</text:p>
      <text:p text:style-name="P55"><text:s/>IC5 BB <text:s text:c="3"/>OPA605KP, 0004 7556</text:p>
      <text:p text:style-name="P55"><text:s/>IC6 HA3, 2525-5, H9926B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2T12:57:50.457000000</meta:creation-date>
    <dc:date>2024-10-06T12:56:24.218000000</dc:date>
    <meta:editing-duration>P70DT13H8M7S</meta:editing-duration>
    <meta:editing-cycles>28</meta:editing-cycles>
    <meta:generator>LibreOffice/7.4.3.2$Windows_X86_64 LibreOffice_project/1048a8393ae2eeec98dff31b5c133c5f1d08b890</meta:generator>
    <meta:document-statistic meta:table-count="0" meta:image-count="0" meta:object-count="0" meta:page-count="20" meta:paragraph-count="608" meta:word-count="5387" meta:character-count="21437" meta:non-whitespace-character-count="15844"/>
  </office:meta>
</office:document-meta>
</file>